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F" svg:font-family="" style:font-family-generic="roman"/>
    <style:font-face style:name="Times-Roman" svg:font-family="Times-Roman" style:font-family-generic="roman"/>
    <style:font-face style:name="新細明體" svg:font-family="新細明體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335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1.539in"/>
    </style:style>
    <style:style style:name="co5" style:family="table-column">
      <style:table-column-properties fo:break-before="auto" style:column-width="1.0543in"/>
    </style:style>
    <style:style style:name="co6" style:family="table-column">
      <style:table-column-properties fo:break-before="auto" style:column-width="1.0362in"/>
    </style:style>
    <style:style style:name="co7" style:family="table-column">
      <style:table-column-properties fo:break-before="auto" style:column-width="1.0252in"/>
    </style:style>
    <style:style style:name="co8" style:family="table-column">
      <style:table-column-properties fo:break-before="auto" style:column-width="1.1083in"/>
    </style:style>
    <style:style style:name="co9" style:family="table-column">
      <style:table-column-properties fo:break-before="auto" style:column-width="1.2744in"/>
    </style:style>
    <style:style style:name="co10" style:family="table-column">
      <style:table-column-properties fo:break-before="auto" style:column-width="0.5484in"/>
    </style:style>
    <style:style style:name="co11" style:family="table-column">
      <style:table-column-properties fo:break-before="auto" style:column-width="0.9575in"/>
    </style:style>
    <style:style style:name="co12" style:family="table-column">
      <style:table-column-properties fo:break-before="auto" style:column-width="0.4409in"/>
    </style:style>
    <style:style style:name="co13" style:family="table-column">
      <style:table-column-properties fo:break-before="auto" style:column-width="0.6236in"/>
    </style:style>
    <style:style style:name="co14" style:family="table-column">
      <style:table-column-properties fo:break-before="auto" style:column-width="0.8472in"/>
    </style:style>
    <style:style style:name="co15" style:family="table-column">
      <style:table-column-properties fo:break-before="auto" style:column-width="0.8717in"/>
    </style:style>
    <style:style style:name="co16" style:family="table-column">
      <style:table-column-properties fo:break-before="auto" style:column-width="4.0173in"/>
    </style:style>
    <style:style style:name="co17" style:family="table-column">
      <style:table-column-properties fo:break-before="auto" style:column-width="1.8835in"/>
    </style:style>
    <style:style style:name="co18" style:family="table-column">
      <style:table-column-properties fo:break-before="auto" style:column-width="2.1134in"/>
    </style:style>
    <style:style style:name="co19" style:family="table-column">
      <style:table-column-properties fo:break-before="auto" style:column-width="1.2228in"/>
    </style:style>
    <style:style style:name="co20" style:family="table-column">
      <style:table-column-properties fo:break-before="auto" style:column-width="1.2945in"/>
    </style:style>
    <style:style style:name="co21" style:family="table-column">
      <style:table-column-properties fo:break-before="auto" style:column-width="1.6925in"/>
    </style:style>
    <style:style style:name="ro1" style:family="table-row">
      <style:table-row-properties style:row-height="0.159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 style:data-style-name="N100"/>
    <style:style style:name="ce5" style:family="table-cell" style:parent-style-name="Default">
      <style:text-properties fo:color="#000000" style:text-outline="false" style:text-line-through-style="none" style:font-name="Times-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1pt" style:language-asian="en" style:country-asian="US" style:font-style-asian="normal" style:font-weight-asian="normal" style:font-name-complex="Times-Roman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IP-PTZ" table:style-name="ta1" table:print="false"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>
            <text:p>id</text:p>
          </table:table-cell>
          <table:table-cell office:value-type="string">
            <text:p>move_up</text:p>
          </table:table-cell>
          <table:table-cell office:value-type="string">
            <text:p>move_down</text:p>
          </table:table-cell>
          <table:table-cell office:value-type="string">
            <text:p>move_right</text:p>
          </table:table-cell>
          <table:table-cell office:value-type="string">
            <text:p>move_left</text:p>
          </table:table-cell>
          <table:table-cell office:value-type="string">
            <text:p>move_upleft</text:p>
          </table:table-cell>
          <table:table-cell office:value-type="string">
            <text:p>move_upright</text:p>
          </table:table-cell>
          <table:table-cell office:value-type="string">
            <text:p>move_downleft</text:p>
          </table:table-cell>
          <table:table-cell office:value-type="string">
            <text:p>move_downright</text:p>
          </table:table-cell>
          <table:table-cell office:value-type="string">
            <text:p>move_stop</text:p>
          </table:table-cell>
          <table:table-cell office:value-type="string">
            <text:p>zoom_in</text:p>
          </table:table-cell>
          <table:table-cell office:value-type="string">
            <text:p>zoom_out</text:p>
          </table:table-cell>
          <table:table-cell office:value-type="string">
            <text:p>focus_in</text:p>
          </table:table-cell>
          <table:table-cell office:value-type="string">
            <text:p>focus_out</text:p>
          </table:table-cell>
          <table:table-cell office:value-type="string">
            <text:p>PanSpeed</text:p>
          </table:table-cell>
          <table:table-cell office:value-type="string">
            <text:p>preset_save</text:p>
          </table:table-cell>
          <table:table-cell office:value-type="string">
            <text:p>preset_call</text:p>
          </table:table-cell>
          <table:table-cell office:value-type="string">
            <text:p>preset_update</text:p>
          </table:table-cell>
          <table:table-cell office:value-type="string">
            <text:p>preset_delete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ACTi</text:p>
          </table:table-cell>
          <table:table-cell office:value-type="string">
            <text:p>/cgi-bin/encoder?USER=$user&amp;PWD=$password&amp;MOVE=UP</text:p>
          </table:table-cell>
          <table:table-cell office:value-type="string">
            <text:p>/cgi-bin/encoder?USER=$user&amp;PWD=$password&amp;MOVE=DOWN</text:p>
          </table:table-cell>
          <table:table-cell table:style-name="ce1" office:value-type="string">
            <text:p>/cgi-bin/encoder?USER=$user&amp;PWD=$password&amp;MOVE=RIGHT</text:p>
          </table:table-cell>
          <table:table-cell office:value-type="string">
            <text:p>/cgi-bin/encoder?USER=$user&amp;PWD=$password&amp;MOVE=LEFT</text:p>
          </table:table-cell>
          <table:table-cell office:value-type="string">
            <text:p>/cgi-bin/encoder?USER=$user&amp;PWD=$password&amp;MOVE=UPLEFT</text:p>
          </table:table-cell>
          <table:table-cell office:value-type="string">
            <text:p>/cgi-bin/encoder?USER=$user&amp;PWD=$password&amp;MOVE=UPRIGHT</text:p>
          </table:table-cell>
          <table:table-cell office:value-type="string">
            <text:p>/cgi-bin/encoder?USER=$user&amp;PWD=$password&amp;MOVE=DOWNLEFT</text:p>
          </table:table-cell>
          <table:table-cell table:style-name="ce1" office:value-type="string">
            <text:p>/cgi-bin/encoder?USER=$user&amp;PWD=$password&amp;MOVE=DOWNRIGHT</text:p>
          </table:table-cell>
          <table:table-cell/>
          <table:table-cell office:value-type="string">
            <text:p>/cgi-bin/mpeg4?USER=$user&amp;PWD=$password&amp;ZOOM=TELE</text:p>
          </table:table-cell>
          <table:table-cell office:value-type="string">
            <text:p>/cgi-bin/mpeg4?USER=$user&amp;PWD=$password&amp;ZOOM=WIDE</text:p>
          </table:table-cell>
          <table:table-cell office:value-type="string">
            <text:p>/cgi-bin/mpeg4?USER=$user&amp;PWD=$password&amp;FOCUS=NEAR</text:p>
          </table:table-cell>
          <table:table-cell office:value-type="string">
            <text:p>/cgi-bin/mpeg4?USER=$user&amp;PWD=$password&amp;FOCUS=FAR</text:p>
          </table:table-cell>
          <table:table-cell table:number-columns-repeated="2"/>
          <table:table-cell office:value-type="string">
            <text:p>/cgi-bin/encoder?USER=Admin&amp;PWD=123456&amp;PTZ_PRESET_GO=1</text:p>
          </table:table-cell>
          <table:table-cell table:number-columns-repeated="3"/>
        </table:table-row>
        <table:table-row table:style-name="ro1">
          <table:table-cell office:value-type="string">
            <text:p>Axis</text:p>
          </table:table-cell>
          <table:table-cell office:value-type="string">
            <text:p>/axis-cgi/com/ptz.cgi?move=up</text:p>
          </table:table-cell>
          <table:table-cell office:value-type="string">
            <text:p>/axis-cgi/com/ptz.cgi?move=down</text:p>
          </table:table-cell>
          <table:table-cell office:value-type="string">
            <text:p>/axis-cgi/com/ptz.cgi?move=right</text:p>
          </table:table-cell>
          <table:table-cell office:value-type="string">
            <text:p>/axis-cgi/com/ptz.cgi?move=left</text:p>
          </table:table-cell>
          <table:table-cell office:value-type="string">
            <text:p>/axis-cgi/com/ptz.cgi?move=upleft</text:p>
          </table:table-cell>
          <table:table-cell office:value-type="string">
            <text:p>/axis-cgi/com/ptz.cgi?move=upright</text:p>
          </table:table-cell>
          <table:table-cell office:value-type="string">
            <text:p>/axis-cgi/com/ptz.cgi?move=downleft</text:p>
          </table:table-cell>
          <table:table-cell office:value-type="string">
            <text:p>/axis-cgi/com/ptz.cgi?move=downright</text:p>
          </table:table-cell>
          <table:table-cell/>
          <table:table-cell office:value-type="string">
            <text:p>/axis-cgi/com/ptz.cgi?zoom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focus=</text:p>
          </table:table-cell>
          <table:table-cell office:value-type="string">
            <text:p>/axis-cgi/com/ptz.cgi?focus=</text:p>
          </table:table-cell>
          <table:table-cell table:number-columns-repeated="2"/>
          <table:table-cell office:value-type="string">
            <text:p>/axis-cgi/com/ptz.cgi?gotoserverpresetno=</text:p>
          </table:table-cell>
          <table:table-cell table:number-columns-repeated="2"/>
          <table:table-cell office:value-type="string">
            <text:p>Zoom / Focus are integers (1 – 9999)</text:p>
          </table:table-cell>
        </table:table-row>
        <table:table-row table:style-name="ro5">
          <table:table-cell office:value-type="string">
            <text:p>Vivotek</text:p>
          </table:table-cell>
          <table:table-cell office:value-type="string">
            <text:p>/cgi-bin/viewer/camctrl.cgi?move=up</text:p>
          </table:table-cell>
          <table:table-cell office:value-type="string">
            <text:p>/cgi-bin/viewer/camctrl.cgi?move=down</text:p>
          </table:table-cell>
          <table:table-cell office:value-type="string">
            <text:p>/cgi-bin/viewer/camctrl.cgi?move=right</text:p>
          </table:table-cell>
          <table:table-cell office:value-type="string">
            <text:p>/cgi-bin/viewer/camctrl.cgi?move=left</text:p>
          </table:table-cell>
          <table:table-cell table:number-columns-repeated="5"/>
          <table:table-cell office:value-type="string">
            <text:p>/cgi-bin/viewer/camctrl.cgi?zoom=tele</text:p>
          </table:table-cell>
          <table:table-cell office:value-type="string">
            <text:p>/cgi-bin/viewer/camctrl.cgi?zoom=wide</text:p>
          </table:table-cell>
          <table:table-cell office:value-type="string">
            <text:p>/cgi-bin/viewer/camctrl.cgi?focus=far</text:p>
          </table:table-cell>
          <table:table-cell office:value-type="string">
            <text:p>/cgi-bin/viewer/camctrl.cgi?focus=near</text:p>
          </table:table-cell>
          <table:table-cell/>
          <table:table-cell office:value-type="string">
            <text:p>/cgi-bin/operator/preset.cgi?addpos=</text:p>
          </table:table-cell>
          <table:table-cell table:style-name="ce5" office:value-type="string">
            <text:p>/cgi-bin/viewer/recall.cgi?recall=</text:p>
          </table:table-cell>
          <table:table-cell/>
          <table:table-cell office:value-type="string">
            <text:p>/cgi-bin/operator/preset.cgi?delpos=</text:p>
          </table:table-cell>
          <table:table-cell/>
        </table:table-row>
        <table:table-row table:style-name="ro6">
          <table:table-cell office:value-type="string">
            <text:p>Brickcom</text:p>
          </table:table-cell>
          <table:table-cell table:number-columns-repeated="19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/cgi/admin/ptctrl.cgi?action=move&amp;Cmd=up</text:p>
          </table:table-cell>
          <table:table-cell office:value-type="string">
            <text:p>/cgi/admin/ptctrl.cgi?action=move&amp;Cmd=down</text:p>
          </table:table-cell>
          <table:table-cell office:value-type="string">
            <text:p>/cgi/admin/ptctrl.cgi?action=move&amp;Cmd=right</text:p>
          </table:table-cell>
          <table:table-cell office:value-type="string">
            <text:p>/cgi/admin/ptctrl.cgi?action=move&amp;Cmd=left</text:p>
          </table:table-cell>
          <table:table-cell table:number-columns-repeated="4"/>
          <table:table-cell office:value-type="string">
            <text:p>/cgi/admin/ptctrl.cgi?action=move&amp;Cmd=stop</text:p>
          </table:table-cell>
          <table:table-cell table:number-columns-repeated="10"/>
        </table:table-row>
        <table:table-row table:style-name="ro1">
          <table:table-cell office:value-type="string">
            <text:p>Arecont Vision</text:p>
          </table:table-cell>
          <table:table-cell table:number-columns-repeated="19"/>
        </table:table-row>
        <table:table-row table:style-name="ro1">
          <table:table-cell office:value-type="string">
            <text:p>Pixord</text:p>
          </table:table-cell>
          <table:table-cell office:value-type="string">
            <text:p>/SetPTZ.cgi?Dir=up</text:p>
          </table:table-cell>
          <table:table-cell office:value-type="string">
            <text:p>/SetPTZ.cgi?Dir=Down</text:p>
          </table:table-cell>
          <table:table-cell office:value-type="string">
            <text:p>/SetPTZ.cgi?Dir=Right</text:p>
          </table:table-cell>
          <table:table-cell office:value-type="string">
            <text:p>/SetPTZ.cgi?Dir=Left</text:p>
          </table:table-cell>
          <table:table-cell office:value-type="string">
            <text:p>/SetPTZ.cgi?Dir=Down</text:p>
          </table:table-cell>
          <table:table-cell table:number-columns-repeated="2"/>
          <table:table-cell office:value-type="string">
            <text:p>/SetPTZ.cgi?Dir=Right</text:p>
          </table:table-cell>
          <table:table-cell/>
          <table:table-cell office:value-type="string">
            <text:p>/SetPTZ.cgi?Dir=ZoomIn</text:p>
          </table:table-cell>
          <table:table-cell office:value-type="string">
            <text:p>/SetPTZ.cgi?Dir=ZoomIn</text:p>
          </table:table-cell>
          <table:table-cell office:value-type="string">
            <text:p>/SetPTZ.cgi?Dir=FocusNear</text:p>
          </table:table-cell>
          <table:table-cell office:value-type="string">
            <text:p>/SetPTZ.cgi?Dir=FocusNear</text:p>
          </table:table-cell>
          <table:table-cell table:number-columns-repeated="6"/>
        </table:table-row>
        <table:table-row table:style-name="ro1">
          <table:table-cell office:value-type="string">
            <text:p>Pixord</text:p>
          </table:table-cell>
          <table:table-cell office:value-type="string">
            <text:p>/cgi-bin/ptz.cgi?action=direction&amp;move=up</text:p>
          </table:table-cell>
          <table:table-cell office:value-type="string">
            <text:p>/cgi-bin/ptz.cgi?action=direction&amp;move=down</text:p>
          </table:table-cell>
          <table:table-cell office:value-type="string">
            <text:p>/cgi-bin/ptz.cgi?action=direction.move=left</text:p>
          </table:table-cell>
          <table:table-cell office:value-type="string">
            <text:p>/cgi-bin/ptz.cgi?action=direction.move=left</text:p>
          </table:table-cell>
          <table:table-cell office:value-type="string">
            <text:p>/cgi-bin/ptz.cgi?action=direction&amp;move=upleft</text:p>
          </table:table-cell>
          <table:table-cell office:value-type="string">
            <text:p>/cgi-bin/ptz.cgi?action=direction&amp;move=upright</text:p>
          </table:table-cell>
          <table:table-cell office:value-type="string">
            <text:p>/cgi-bin/ptz.cgi?action=direction&amp;move=downright</text:p>
          </table:table-cell>
          <table:table-cell office:value-type="string">
            <text:p>/cgi-bin/ptz.cgi?action=direction.move=left</text:p>
          </table:table-cell>
          <table:table-cell/>
          <table:table-cell office:value-type="string">
            <text:p>/cgi-bin/ptz.cgi?action=zoom</text:p>
          </table:table-cell>
          <table:table-cell/>
          <table:table-cell office:value-type="string">
            <text:p>/cgi-bin/ptz.cgi?action=focus</text:p>
          </table:table-cell>
          <table:table-cell table:number-columns-repeated="7"/>
        </table:table-row>
        <table:table-row table:style-name="ro1">
          <table:table-cell office:value-type="string">
            <text:p>Sony-V3</text:p>
          </table:table-cell>
          <table:table-cell table:number-columns-repeated="19"/>
        </table:table-row>
        <table:table-row table:style-name="ro1">
          <table:table-cell office:value-type="string">
            <text:p>Sony-V4</text:p>
          </table:table-cell>
          <table:table-cell table:number-columns-repeated="19"/>
        </table:table-row>
        <table:table-row table:style-name="ro1">
          <table:table-cell office:value-type="string">
            <text:p>Sony-V5</text:p>
          </table:table-cell>
          <table:table-cell office:value-type="string">
            <text:p>/command/ptzf.cgi?move=up,speed=$speed</text:p>
          </table:table-cell>
          <table:table-cell office:value-type="string">
            <text:p>/command/ptzf.cgi?move=down,speed=$speed</text:p>
          </table:table-cell>
          <table:table-cell office:value-type="string">
            <text:p>/command/ptzf.cgi?move=right,speed=$speed</text:p>
          </table:table-cell>
          <table:table-cell office:value-type="string">
            <text:p>/command/ptzf.cgi?move=left,speed=$speed</text:p>
          </table:table-cell>
          <table:table-cell office:value-type="string">
            <text:p>/command/ptzf.cgi?move=up-left,speed=$speed</text:p>
          </table:table-cell>
          <table:table-cell office:value-type="string">
            <text:p>/command/ptzf.cgi?move=up-right,speed=$speed</text:p>
          </table:table-cell>
          <table:table-cell office:value-type="string">
            <text:p>/command/ptzf.cgi?move=down-left,speed=$speed</text:p>
          </table:table-cell>
          <table:table-cell office:value-type="string">
            <text:p>/command/ptzf.cgi?move=right,speed=$speed</text:p>
          </table:table-cell>
          <table:table-cell/>
          <table:table-cell office:value-type="string">
            <text:p>/command/ptzf.cgi?move=tele,speed=$speed</text:p>
          </table:table-cell>
          <table:table-cell office:value-type="string">
            <text:p>/command/ptzf.cgi?move=wide,speed=$speed</text:p>
          </table:table-cell>
          <table:table-cell office:value-type="string">
            <text:p>/command/ptzf.cgi?move=near,speed=$speed</text:p>
          </table:table-cell>
          <table:table-cell office:value-type="string">
            <text:p>/command/ptzf.cgi?move=far,speed=$speed</text:p>
          </table:table-cell>
          <table:table-cell table:number-columns-repeated="2"/>
          <table:table-cell office:value-type="string">
            <text:p>/command/presetposition.cgi?PresetCall=$presetnumber,$speed</text:p>
          </table:table-cell>
          <table:table-cell/>
          <table:table-cell office:value-type="string">
            <text:p>/command/presetposition.cgi?PresetClear=$presetnumber</text:p>
          </table:table-cell>
          <table:table-cell/>
        </table:table-row>
        <table:table-row table:style-name="ro1">
          <table:table-cell office:value-type="string">
            <text:p>Topica</text:p>
          </table:table-cell>
          <table:table-cell table:number-columns-repeated="19"/>
        </table:table-row>
        <table:table-row table:style-name="ro1">
          <table:table-cell office:value-type="string">
            <text:p>MeritLilin</text:p>
          </table:table-cell>
          <table:table-cell table:number-columns-repeated="19"/>
        </table:table-row>
        <table:table-row table:style-name="ro1">
          <table:table-cell office:value-type="string">
            <text:p>Toshiba</text:p>
          </table:table-cell>
          <table:table-cell table:number-columns-repeated="19"/>
        </table:table-row>
      </table:table>
      <table:table table:name="CGI Calls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30" table:default-cell-style-name="Default"/>
        <table:table-row table:style-name="ro1">
          <table:table-cell table:number-columns-repeated="3"/>
          <table:table-cell office:value-type="string">
            <text:p>API Commands</text:p>
          </table:table-cell>
          <table:table-cell table:number-columns-repeated="41"/>
        </table:table-row>
        <table:table-row table:style-name="ro1">
          <table:table-cell table:number-columns-repeated="45"/>
        </table:table-row>
        <table:table-row table:style-name="ro1">
          <table:table-cell office:value-type="string">
            <text:p>Manufacturer</text:p>
          </table:table-cell>
          <table:table-cell office:value-type="string">
            <text:p>Default login</text:p>
          </table:table-cell>
          <table:table-cell office:value-type="string">
            <text:p>Default password</text:p>
          </table:table-cell>
          <table:table-cell office:value-type="string">
            <text:p>APIVersion</text:p>
          </table:table-cell>
          <table:table-cell office:value-type="string">
            <text:p>SnapShot Url</text:p>
          </table:table-cell>
          <table:table-cell office:value-type="string">
            <text:p>ProbeCommand</text:p>
          </table:table-cell>
          <table:table-cell office:value-type="string">
            <text:p>LiveView URL</text:p>
          </table:table-cell>
          <table:table-cell office:value-type="string">
            <text:p>Brightness</text:p>
          </table:table-cell>
          <table:table-cell office:value-type="string">
            <text:p>Contrast</text:p>
          </table:table-cell>
          <table:table-cell office:value-type="string">
            <text:p>Saturation</text:p>
          </table:table-cell>
          <table:table-cell office:value-type="string">
            <text:p>Hue</text:p>
          </table:table-cell>
          <table:table-cell office:value-type="string">
            <text:p>Resolution</text:p>
          </table:table-cell>
          <table:table-cell office:value-type="string">
            <text:p>Bitrate</text:p>
          </table:table-cell>
          <table:table-cell office:value-type="string">
            <text:p>FPS</text:p>
          </table:table-cell>
          <table:table-cell office:value-type="string">
            <text:p>VideoCodeC</text:p>
          </table:table-cell>
          <table:table-cell office:value-type="string">
            <text:p>DayNightMode</text:p>
          </table:table-cell>
          <table:table-cell office:value-type="string">
            <text:p>CameraName</text:p>
          </table:table-cell>
          <table:table-cell office:value-type="string">
            <text:p>Reboot</text:p>
          </table:table-cell>
          <table:table-cell office:value-type="string">
            <text:p>EnableAudioIn</text:p>
          </table:table-cell>
          <table:table-cell office:value-type="string">
            <text:p>AudioInVolume</text:p>
          </table:table-cell>
          <table:table-cell office:value-type="string">
            <text:p>MicLineSelect</text:p>
          </table:table-cell>
          <table:table-cell office:value-type="string">
            <text:p>EnableAudioOut</text:p>
          </table:table-cell>
          <table:table-cell office:value-type="string">
            <text:p>AudioOutVolume</text:p>
          </table:table-cell>
          <table:table-cell office:value-type="string">
            <text:p>MotionEnabled</text:p>
          </table:table-cell>
          <table:table-cell office:value-type="string">
            <text:p>MotionSetting</text:p>
          </table:table-cell>
          <table:table-cell office:value-type="string">
            <text:p>MotionSensitive</text:p>
          </table:table-cell>
          <table:table-cell office:value-type="string">
            <text:p>FocusIn</text:p>
          </table:table-cell>
          <table:table-cell office:value-type="string">
            <text:p>FocusOut</text:p>
          </table:table-cell>
          <table:table-cell office:value-type="string">
            <text:p>ZoomIn</text:p>
          </table:table-cell>
          <table:table-cell office:value-type="string">
            <text:p>ZoomOut</text:p>
          </table:table-cell>
          <table:table-cell office:value-type="string">
            <text:p>Left</text:p>
          </table:table-cell>
          <table:table-cell office:value-type="string">
            <text:p>Right</text:p>
          </table:table-cell>
          <table:table-cell office:value-type="string">
            <text:p>Up</text:p>
          </table:table-cell>
          <table:table-cell office:value-type="string">
            <text:p>Down</text:p>
          </table:table-cell>
          <table:table-cell office:value-type="string">
            <text:p>Up-left</text:p>
          </table:table-cell>
          <table:table-cell office:value-type="string">
            <text:p>Up-Right</text:p>
          </table:table-cell>
          <table:table-cell office:value-type="string">
            <text:p>Down-left</text:p>
          </table:table-cell>
          <table:table-cell office:value-type="string">
            <text:p>Down-Right</text:p>
          </table:table-cell>
          <table:table-cell office:value-type="string">
            <text:p>PanSpeed</text:p>
          </table:table-cell>
          <table:table-cell office:value-type="string">
            <text:p>PresetSave</text:p>
          </table:table-cell>
          <table:table-cell office:value-type="string">
            <text:p>PresetCall</text:p>
          </table:table-cell>
          <table:table-cell office:value-type="string">
            <text:p>PresetClear</text:p>
          </table:table-cell>
          <table:table-cell office:value-type="string">
            <text:p>TourAdd</text:p>
          </table:table-cell>
          <table:table-cell office:value-type="string">
            <text:p>TourClea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ACTi</text:p>
          </table:table-cell>
          <table:table-cell office:value-type="string">
            <text:p>Admin</text:p>
          </table:table-cell>
          <table:table-cell office:value-type="float" office:value="123456">
            <text:p>12345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cgi-bin/system?INFO</text:p>
          </table:table-cell>
          <table:table-cell/>
          <table:table-cell office:value-type="string">
            <text:p>/cgi-bin/mpeg4?USER=$user&amp;PWD=$password&amp;VIDEO_BRIGHTNESS=</text:p>
          </table:table-cell>
          <table:table-cell office:value-type="string">
            <text:p>/cgi-bin/mpeg4?USER=$user&amp;PWD=$password&amp;VIDEO_CONTRAST=</text:p>
          </table:table-cell>
          <table:table-cell office:value-type="string">
            <text:p>/cgi-bin/mpeg4?USER=$user&amp;PWD=$password&amp;VIDEO_SATURATION=</text:p>
          </table:table-cell>
          <table:table-cell office:value-type="string">
            <text:p>/cgi-bin/mpeg4?USER=$user&amp;PWD=$password&amp;VIDEO_HUE=</text:p>
          </table:table-cell>
          <table:table-cell office:value-type="string">
            <text:p>/cgi-bin/mpeg4?USER=$user&amp;PWD=$password&amp;VIDEO_RESOLUTION=</text:p>
          </table:table-cell>
          <table:table-cell office:value-type="string">
            <text:p>/cgi-bin/mpeg4?USER=$user&amp;PWD=$password&amp;VIDEO_BITRATE=</text:p>
          </table:table-cell>
          <table:table-cell office:value-type="string">
            <text:p>/cgi-bin/mpeg4?USER=$user&amp;PWD=$password&amp;VIDEO_FPS_NUM=</text:p>
          </table:table-cell>
          <table:table-cell office:value-type="string">
            <text:p>/cgi-bin/mpeg4?USER=$user&amp;PWD=$password&amp;IDEO_ENCODER=</text:p>
          </table:table-cell>
          <table:table-cell office:value-type="string">
            <text:p>/cgi-bin/mpeg4?USER=$user&amp;PWD=$password&amp;IDEO_DAYNIGHT_MODE=</text:p>
          </table:table-cell>
          <table:table-cell office:value-type="string">
            <text:p>/cgi-bin/mpeg4?USER=$user&amp;PWD=$password&amp;VIDEO_CAMERA_NAME=</text:p>
          </table:table-cell>
          <table:table-cell office:value-type="string">
            <text:p>/cgi-bin/system?USER=$user&amp;PWD=password&amp;SAVE_REBOOT</text:p>
          </table:table-cell>
          <table:table-cell office:value-type="string">
            <text:p>/cgi-bin/system?USER=$user&amp;PWD=password&amp;V2_AUDIO_ENABLED=</text:p>
          </table:table-cell>
          <table:table-cell table:number-columns-repeated="4" office:value-type="string">
            <text:p>N/A</text:p>
          </table:table-cell>
          <table:table-cell office:value-type="string">
            <text:p>/cgi-bin/mpeg4?USER=$user&amp;PWD=$password&amp;MOTION_ENABLED=0x01</text:p>
          </table:table-cell>
          <table:table-cell office:value-type="string">
            <text:p>/cgi-bin/mpeg4?USER=$user&amp;PWD=$password&amp;MOTION_SETTING=</text:p>
          </table:table-cell>
          <table:table-cell office:value-type="string">
            <text:p>/cgi-bin/mpeg4?USER=$user&amp;PWD=$password&amp;MOTION_SENSITIVE=</text:p>
          </table:table-cell>
          <table:table-cell office:value-type="string">
            <text:p>/cgi-bin/mpeg4?USER=$user&amp;PWD=$password&amp;FOCUS=NEAR</text:p>
          </table:table-cell>
          <table:table-cell office:value-type="string">
            <text:p>/cgi-bin/mpeg4?USER=$user&amp;PWD=$password&amp;FOCUS=FAR</text:p>
          </table:table-cell>
          <table:table-cell office:value-type="string">
            <text:p>/cgi-bin/mpeg4?USER=$user&amp;PWD=$password&amp;ZOOM=TELE</text:p>
          </table:table-cell>
          <table:table-cell office:value-type="string">
            <text:p>/cgi-bin/mpeg4?USER=$user&amp;PWD=$password&amp;ZOOM=WIDE</text:p>
          </table:table-cell>
          <table:table-cell office:value-type="string">
            <text:p>/cgi-bin/encoder?USER=$user&amp;PWD=$password&amp;MOVE=LEFT</text:p>
          </table:table-cell>
          <table:table-cell table:style-name="ce1" office:value-type="string">
            <text:p>/cgi-bin/encoder?USER=$user&amp;PWD=$password&amp;MOVE=RIGHT</text:p>
          </table:table-cell>
          <table:table-cell office:value-type="string">
            <text:p>/cgi-bin/encoder?USER=$user&amp;PWD=$password&amp;MOVE=UP</text:p>
          </table:table-cell>
          <table:table-cell office:value-type="string">
            <text:p>/cgi-bin/encoder?USER=$user&amp;PWD=$password&amp;MOVE=DOWN</text:p>
          </table:table-cell>
          <table:table-cell office:value-type="string">
            <text:p>/cgi-bin/encoder?USER=$user&amp;PWD=$password&amp;MOVE=UPLEFT</text:p>
          </table:table-cell>
          <table:table-cell office:value-type="string">
            <text:p>/cgi-bin/encoder?USER=$user&amp;PWD=$password&amp;MOVE=UPRIGHT</text:p>
          </table:table-cell>
          <table:table-cell office:value-type="string">
            <text:p>/cgi-bin/encoder?USER=$user&amp;PWD=$password&amp;MOVE=DOWNLEFT</text:p>
          </table:table-cell>
          <table:table-cell office:value-type="string">
            <text:p>/cgi-bin/encoder?USER=$user&amp;PWD=$password&amp;MOVE=DOWNRIGHT</text:p>
          </table:table-cell>
          <table:table-cell/>
          <table:table-cell office:value-type="string">
            <text:p>/cgi-bin/cmd/encoder?USER=Admin&amp;PWD=123456&amp;PTZ_PRESET_SET=1,0</text:p>
          </table:table-cell>
          <table:table-cell office:value-type="string">
            <text:p>/cgi-bin/encoder?USER=Admin&amp;PWD=123456&amp;PTZ_PRESET_GO=1</text:p>
          </table:table-cell>
          <table:table-cell/>
          <table:table-cell office:value-type="string">
            <text:p>/cgi-bin/encoder?USER=Admin&amp;PWD=123456&amp;PTZ_TOUR_SET=$tourgroup,$tourentry,$preset</text:p>
          </table:table-cell>
          <table:table-cell table:number-columns-repeated="2"/>
        </table:table-row>
        <table:table-row table:style-name="ro1">
          <table:table-cell office:value-type="string">
            <text:p>Axis</text:p>
          </table:table-cell>
          <table:table-cell office:value-type="string">
            <text:p>root</text:p>
          </table:table-cell>
          <table:table-cell office:value-type="string">
            <text:p>pass</text:p>
          </table:table-cell>
          <table:table-cell office:value-type="float" office:value="3">
            <text:p>3</text:p>
          </table:table-cell>
          <table:table-cell office:value-type="string">
            <text:p>/axis-cgi/jpg/image.cgi</text:p>
          </table:table-cell>
          <table:table-cell/>
          <table:table-cell office:value-type="string">
            <text:p>/axis-cgi/mjpg/video.cgi</text:p>
          </table:table-cell>
          <table:table-cell office:value-type="string">
            <text:p>/axis-cgi/com/ptz.cgi?brightness=</text:p>
          </table:table-cell>
          <table:table-cell office:value-type="string">
            <text:p>/axis-cgi/param.cgi?action=update&amp;ImageSource.I0.Sensor.Contrast=</text:p>
          </table:table-cell>
          <table:table-cell table:number-columns-repeated="2" office:value-type="string">
            <text:p>N/A</text:p>
          </table:table-cell>
          <table:table-cell office:value-type="string">
            <text:p>/axis-cgi/param.cgi?action=update&amp;Image.I0.Resolution=</text:p>
          </table:table-cell>
          <table:table-cell table:number-columns-repeated="5"/>
          <table:table-cell office:value-type="string">
            <text:p>/axis-cgi/restart.cgi</text:p>
          </table:table-cell>
          <table:table-cell table:number-columns-repeated="8"/>
          <table:table-cell office:value-type="string">
            <text:p>/axis-cgi/com/ptz.cgi?focus=</text:p>
          </table:table-cell>
          <table:table-cell office:value-type="string">
            <text:p>/axis-cgi/com/ptz.cgi?focus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move=left</text:p>
          </table:table-cell>
          <table:table-cell office:value-type="string">
            <text:p>/axis-cgi/com/ptz.cgi?move=right</text:p>
          </table:table-cell>
          <table:table-cell office:value-type="string">
            <text:p>/axis-cgi/com/ptz.cgi?move=up</text:p>
          </table:table-cell>
          <table:table-cell office:value-type="string">
            <text:p>/axis-cgi/com/ptz.cgi?move=down</text:p>
          </table:table-cell>
          <table:table-cell office:value-type="string">
            <text:p>/axis-cgi/com/ptz.cgi?move=upleft</text:p>
          </table:table-cell>
          <table:table-cell office:value-type="string">
            <text:p>/axis-cgi/com/ptz.cgi?move=upright</text:p>
          </table:table-cell>
          <table:table-cell office:value-type="string">
            <text:p>/axis-cgi/com/ptz.cgi?move=downleft</text:p>
          </table:table-cell>
          <table:table-cell office:value-type="string">
            <text:p>/axis-cgi/com/ptz.cgi?move=downright</text:p>
          </table:table-cell>
          <table:table-cell/>
          <table:table-cell table:style-name="ce2"/>
          <table:table-cell office:value-type="string">
            <text:p>/axis-cgi/com/ptz.cgi?gotoserverpresetno=</text:p>
          </table:table-cell>
          <table:table-cell/>
          <table:table-cell table:style-name="ce2"/>
          <table:table-cell/>
          <table:table-cell office:value-type="string">
            <text:p>Zoom / Focus are integers (1 – 9999)</text:p>
          </table:table-cell>
        </table:table-row>
        <table:table-row table:style-name="ro1">
          <table:table-cell office:value-type="string">
            <text:p>Axis</text:p>
          </table:table-cell>
          <table:table-cell office:value-type="string">
            <text:p>root</text:p>
          </table:table-cell>
          <table:table-cell office:value-type="string">
            <text:p>pass</text:p>
          </table:table-cell>
          <table:table-cell office:value-type="float" office:value="2">
            <text:p>2</text:p>
          </table:table-cell>
          <table:table-cell office:value-type="string">
            <text:p>/axis-cgi/jpg/image.cgi</text:p>
          </table:table-cell>
          <table:table-cell/>
          <table:table-cell office:value-type="string">
            <text:p>/axis-cgi/mjpg/video.cgi</text:p>
          </table:table-cell>
          <table:table-cell office:value-type="string">
            <text:p>/axis-cgi/com/ptz.cgi?brightness=</text:p>
          </table:table-cell>
          <table:table-cell/>
          <table:table-cell table:number-columns-repeated="2" office:value-type="string">
            <text:p>N/A</text:p>
          </table:table-cell>
          <table:table-cell office:value-type="string">
            <text:p>/axis-cgi/param.cgi?action=update&amp;Image.I0.Resolution=</text:p>
          </table:table-cell>
          <table:table-cell table:number-columns-repeated="5"/>
          <table:table-cell office:value-type="string">
            <text:p>/axis-cgi/restart.cgi</text:p>
          </table:table-cell>
          <table:table-cell table:number-columns-repeated="8"/>
          <table:table-cell office:value-type="string">
            <text:p>/axis-cgi/com/ptz.cgi?focus=</text:p>
          </table:table-cell>
          <table:table-cell office:value-type="string">
            <text:p>/axis-cgi/com/ptz.cgi?focus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move=left</text:p>
          </table:table-cell>
          <table:table-cell office:value-type="string">
            <text:p>/axis-cgi/com/ptz.cgi?move=right</text:p>
          </table:table-cell>
          <table:table-cell office:value-type="string">
            <text:p>/axis-cgi/com/ptz.cgi?move=up</text:p>
          </table:table-cell>
          <table:table-cell office:value-type="string">
            <text:p>/axis-cgi/com/ptz.cgi?move=down</text:p>
          </table:table-cell>
          <table:table-cell office:value-type="string">
            <text:p>/axis-cgi/com/ptz.cgi?move=upleft</text:p>
          </table:table-cell>
          <table:table-cell office:value-type="string">
            <text:p>/axis-cgi/com/ptz.cgi?move=upright</text:p>
          </table:table-cell>
          <table:table-cell office:value-type="string">
            <text:p>/axis-cgi/com/ptz.cgi?move=downleft</text:p>
          </table:table-cell>
          <table:table-cell office:value-type="string">
            <text:p>/axis-cgi/com/ptz.cgi?move=downright</text:p>
          </table:table-cell>
          <table:table-cell/>
          <table:table-cell table:style-name="ce2"/>
          <table:table-cell office:value-type="string">
            <text:p>/axis-cgi/com/ptz.cgi?gotoserverpresetno=</text:p>
          </table:table-cell>
          <table:table-cell/>
          <table:table-cell table:style-name="ce2"/>
          <table:table-cell/>
          <table:table-cell office:value-type="string">
            <text:p>Zoom / Focus are integers (1 – 9999)</text:p>
          </table:table-cell>
        </table:table-row>
        <table:table-row table:style-name="ro1">
          <table:table-cell office:value-type="string">
            <text:p>Vivotek</text:p>
          </table:table-cell>
          <table:table-cell office:value-type="string">
            <text:p>root</text:p>
          </table:table-cell>
          <table:table-cell/>
          <table:table-cell office:value-type="float" office:value="2">
            <text:p>2</text:p>
          </table:table-cell>
          <table:table-cell table:number-columns-repeated="41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admin 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 office:value-type="string">
            <text:p>/cgi-bin/media.cgi?action=getSnapshot</text:p>
          </table:table-cell>
          <table:table-cell table:number-columns-repeated="2"/>
          <table:table-cell office:value-type="string">
            <text:p>/cgi-bin/camera.cgi?action=setBrightness.level=</text:p>
          </table:table-cell>
          <table:table-cell office:value-type="string">
            <text:p>/cgi-bin/camera.cgi?action=setContrast.level=</text:p>
          </table:table-cell>
          <table:table-cell office:value-type="string">
            <text:p>/cgi-bin/camera.cgi?action=setSaturation.level=</text:p>
          </table:table-cell>
          <table:table-cell table:number-columns-repeated="35"/>
        </table:table-row>
        <table:table-row table:style-name="ro1" table:number-rows-repeated="2">
          <table:table-cell table:number-columns-repeated="45"/>
        </table:table-row>
        <table:table-row table:style-name="ro1">
          <table:table-cell office:value-type="string">
            <text:p>TRENDnet</text:p>
          </table:table-cell>
          <table:table-cell table:number-columns-repeated="44"/>
        </table:table-row>
        <table:table-row table:style-name="ro1">
          <table:table-cell office:value-type="string">
            <text:p>Arecont Vision</text:p>
          </table:table-cell>
          <table:table-cell table:number-columns-repeated="44"/>
        </table:table-row>
        <table:table-row table:style-name="ro1">
          <table:table-cell office:value-type="string">
            <text:p>Pixor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/GetImage.cgi</text:p>
          </table:table-cell>
          <table:table-cell table:number-columns-repeated="2"/>
          <table:table-cell office:value-type="string">
            <text:p>/SetImageValue.cgi?Brightness=</text:p>
          </table:table-cell>
          <table:table-cell office:value-type="string">
            <text:p>/SetImageValue.cgi?Contrast=</text:p>
          </table:table-cell>
          <table:table-cell office:value-type="string">
            <text:p>/SetImageValue.cgi?Saturation=</text:p>
          </table:table-cell>
          <table:table-cell office:value-type="string">
            <text:p>/SetImageValue.cgi?Hue=</text:p>
          </table:table-cell>
          <table:table-cell office:value-type="string">
            <text:p>/SetMultimedia.cgi?&amp;Resolution=</text:p>
          </table:table-cell>
          <table:table-cell/>
          <table:table-cell office:value-type="string">
            <text:p>/SetMultimedia.cgi?&amp;Fps=</text:p>
          </table:table-cell>
          <table:table-cell office:value-type="string">
            <text:p>/SetMultimedia.cgi?&amp;CodecType=</text:p>
          </table:table-cell>
          <table:table-cell/>
          <table:table-cell office:value-type="string">
            <text:p>/SetName.cgi?name=</text:p>
          </table:table-cell>
          <table:table-cell office:value-type="string">
            <text:p>/Reboot.cgi</text:p>
          </table:table-cell>
          <table:table-cell office:value-type="string">
            <text:p>/SetMultimedia.cgi?Audio=1</text:p>
          </table:table-cell>
          <table:table-cell table:number-columns-repeated="4"/>
          <table:table-cell office:value-type="string">
            <text:p>/SetMotionDetect.cgi?md_enable=1</text:p>
          </table:table-cell>
          <table:table-cell table:number-columns-repeated="2"/>
          <table:table-cell office:value-type="string">
            <text:p>/SetPTZ.cgi?Dir=FocusNear</text:p>
          </table:table-cell>
          <table:table-cell office:value-type="string">
            <text:p>/SetPTZ.cgi?Dir=FocusNear</text:p>
          </table:table-cell>
          <table:table-cell office:value-type="string">
            <text:p>/SetPTZ.cgi?Dir=ZoomIn</text:p>
          </table:table-cell>
          <table:table-cell office:value-type="string">
            <text:p>/SetPTZ.cgi?Dir=ZoomIn</text:p>
          </table:table-cell>
          <table:table-cell office:value-type="string">
            <text:p>/SetPTZ.cgi?Dir=Left</text:p>
          </table:table-cell>
          <table:table-cell office:value-type="string">
            <text:p>/SetPTZ.cgi?Dir=Right</text:p>
          </table:table-cell>
          <table:table-cell office:value-type="string">
            <text:p>/SetPTZ.cgi?Dir=up</text:p>
          </table:table-cell>
          <table:table-cell office:value-type="string">
            <text:p>/SetPTZ.cgi?Dir=Down</text:p>
          </table:table-cell>
          <table:table-cell office:value-type="string">
            <text:p>/SetPTZ.cgi?Dir=Down</text:p>
          </table:table-cell>
          <table:table-cell table:number-columns-repeated="10"/>
        </table:table-row>
        <table:table-row table:style-name="ro1">
          <table:table-cell office:value-type="string">
            <text:p>Pixor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/cgi-bin/admin/snapshot.cgi</text:p>
          </table:table-cell>
          <table:table-cell table:number-columns-repeated="2"/>
          <table:table-cell office:value-type="string">
            <text:p>/cgi-bin/param.cgi?Brightness=</text:p>
          </table:table-cell>
          <table:table-cell table:number-columns-repeated="3"/>
          <table:table-cell office:value-type="string">
            <text:p>/cgi-bin/param.cgi?Appearance.Resolution=</text:p>
          </table:table-cell>
          <table:table-cell office:value-type="string">
            <text:p>/cgi-bin/param.cgi&amp;RateControl.TargetBitrate=</text:p>
          </table:table-cell>
          <table:table-cell office:value-type="string">
            <text:p>/cgi-bin/param.cgi&amp;Stream.FPS=</text:p>
          </table:table-cell>
          <table:table-cell office:value-type="string">
            <text:p>/cgi-bin/param.cgi&amp;VideoFormat=</text:p>
          </table:table-cell>
          <table:table-cell/>
          <table:table-cell office:value-type="string">
            <text:p>/cgi-bin/param.cgi&amp;Layout.Title=</text:p>
          </table:table-cell>
          <table:table-cell/>
          <table:table-cell office:value-type="string">
            <text:p>/cgi-bin/param.cgi&amp;AudioEnabled=</text:p>
          </table:table-cell>
          <table:table-cell table:number-columns-repeated="5"/>
          <table:table-cell office:value-type="string">
            <text:p>/SetMotionDetect.cgi</text:p>
          </table:table-cell>
          <table:table-cell/>
          <table:table-cell office:value-type="string">
            <text:p>/cgi-bin/ptz.cgi?action=focus</text:p>
          </table:table-cell>
          <table:table-cell/>
          <table:table-cell office:value-type="string">
            <text:p>/cgi-bin/ptz.cgi?action=zoom</text:p>
          </table:table-cell>
          <table:table-cell/>
          <table:table-cell office:value-type="string">
            <text:p>/cgi-bin/ptz.cgi?action=direction.move=left</text:p>
          </table:table-cell>
          <table:table-cell office:value-type="string">
            <text:p>/cgi-bin/ptz.cgi?action=direction.move=left</text:p>
          </table:table-cell>
          <table:table-cell office:value-type="string">
            <text:p>/cgi-bin/ptz.cgi?action=direction&amp;move=up</text:p>
          </table:table-cell>
          <table:table-cell office:value-type="string">
            <text:p>/cgi-bin/ptz.cgi?action=direction&amp;move=down</text:p>
          </table:table-cell>
          <table:table-cell office:value-type="string">
            <text:p>/cgi-bin/ptz.cgi?action=direction&amp;move=upleft</text:p>
          </table:table-cell>
          <table:table-cell office:value-type="string">
            <text:p>/cgi-bin/ptz.cgi?action=direction&amp;move=upright</text:p>
          </table:table-cell>
          <table:table-cell office:value-type="string">
            <text:p>/cgi-bin/ptz.cgi?action=direction&amp;move=downright</text:p>
          </table:table-cell>
          <table:table-cell table:number-columns-repeated="8"/>
        </table:table-row>
        <table:table-row table:style-name="ro1">
          <table:table-cell office:value-type="string">
            <text:p>Sony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1"/>
        </table:table-row>
        <table:table-row table:style-name="ro1">
          <table:table-cell office:value-type="string">
            <text:p>Sony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1"/>
        </table:table-row>
        <table:table-row table:style-name="ro1">
          <table:table-cell office:value-type="string">
            <text:p>Son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/oneshotimage.jpg</text:p>
          </table:table-cell>
          <table:table-cell/>
          <table:table-cell office:value-type="string">
            <text:p>/mjpeg?speed=30</text:p>
          </table:table-cell>
          <table:table-cell office:value-type="string">
            <text:p>/command/camera.cgi?Brightness=</text:p>
          </table:table-cell>
          <table:table-cell office:value-type="string">
            <text:p>/command/camera.cgi?Contrast=</text:p>
          </table:table-cell>
          <table:table-cell office:value-type="string">
            <text:p>/command/camera.cgi?Saturation=</text:p>
          </table:table-cell>
          <table:table-cell/>
          <table:table-cell office:value-type="string">
            <text:p>/command/camera.cgi?ImageSize=</text:p>
          </table:table-cell>
          <table:table-cell office:value-type="string">
            <text:p>/command/camera.cgi?BitRate=</text:p>
          </table:table-cell>
          <table:table-cell office:value-type="string">
            <text:p>/command/camera.cgi?FrameRate=</text:p>
          </table:table-cell>
          <table:table-cell office:value-type="string">
            <text:p>/command/camera.cgi?ImageCodec=</text:p>
          </table:table-cell>
          <table:table-cell office:value-type="string">
            <text:p>/command/camera.cgi?DayNightMode=</text:p>
          </table:table-cell>
          <table:table-cell office:value-type="string">
            <text:p>/command/system.cgi?TitleBar=</text:p>
          </table:table-cell>
          <table:table-cell office:value-type="string">
            <text:p>/command/main.cgi?system=reboot</text:p>
          </table:table-cell>
          <table:table-cell office:value-type="string">
            <text:p>/command/camera.cgi?AudioIn=</text:p>
          </table:table-cell>
          <table:table-cell office:value-type="string">
            <text:p>/command/camera.cgi?AudioInVolume=</text:p>
          </table:table-cell>
          <table:table-cell office:value-type="string">
            <text:p>/command/camera.cgi?MicLineSelect=</text:p>
          </table:table-cell>
          <table:table-cell office:value-type="string">
            <text:p>/command/camera.cgi?AudioOut=</text:p>
          </table:table-cell>
          <table:table-cell office:value-type="string">
            <text:p>/command/camera.cgi?AudioOutnVolume=</text:p>
          </table:table-cell>
          <table:table-cell table:number-columns-repeated="3"/>
          <table:table-cell office:value-type="string">
            <text:p>/command/ptzf.cgi?move=near,speed=$speed</text:p>
          </table:table-cell>
          <table:table-cell office:value-type="string">
            <text:p>/command/ptzf.cgi?move=far,speed=$speed</text:p>
          </table:table-cell>
          <table:table-cell office:value-type="string">
            <text:p>/command/ptzf.cgi?move=tele,speed=$speed</text:p>
          </table:table-cell>
          <table:table-cell office:value-type="string">
            <text:p>/command/ptzf.cgi?move=wide,speed=$speed</text:p>
          </table:table-cell>
          <table:table-cell office:value-type="string">
            <text:p>/command/ptzf.cgi?move=left,speed=$speed</text:p>
          </table:table-cell>
          <table:table-cell office:value-type="string">
            <text:p>/command/ptzf.cgi?move=right,speed=$speed</text:p>
          </table:table-cell>
          <table:table-cell office:value-type="string">
            <text:p>/command/ptzf.cgi?move=up,speed=$speed</text:p>
          </table:table-cell>
          <table:table-cell office:value-type="string">
            <text:p>/command/ptzf.cgi?move=down,speed=$speed</text:p>
          </table:table-cell>
          <table:table-cell office:value-type="string">
            <text:p>/command/ptzf.cgi?move=up-left,speed=$speed</text:p>
          </table:table-cell>
          <table:table-cell office:value-type="string">
            <text:p>/command/ptzf.cgi?move=up-right,speed=$speed</text:p>
          </table:table-cell>
          <table:table-cell office:value-type="string">
            <text:p>/command/ptzf.cgi?move=down-left,speed=$speed</text:p>
          </table:table-cell>
          <table:table-cell office:value-type="string">
            <text:p>/command/ptzf.cgi?move=down-right,speed=$speed</text:p>
          </table:table-cell>
          <table:table-cell/>
          <table:table-cell office:value-type="string">
            <text:p>/command/presetposition.cgi?PresetSet=$presetnumber,$name</text:p>
          </table:table-cell>
          <table:table-cell office:value-type="string">
            <text:p>/command/presetposition.cgi?PresetCall=$presetnumber,$speed</text:p>
          </table:table-cell>
          <table:table-cell office:value-type="string">
            <text:p>/command/presetposition.cgi?PresetClear=$presetnumber</text:p>
          </table:table-cell>
          <table:table-cell office:value-type="string">
            <text:p>/command/presetposition.cgi?GroupAdd=$group,$groupname</text:p>
          </table:table-cell>
          <table:table-cell office:value-type="string">
            <text:p>/command/presetposition.cgi?GroupClear=$group</text:p>
          </table:table-cell>
          <table:table-cell/>
        </table:table-row>
        <table:table-row table:style-name="ro1">
          <table:table-cell office:value-type="string">
            <text:p>Topic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/image.jpg</text:p>
          </table:table-cell>
          <table:table-cell/>
          <table:table-cell office:value-type="string">
            <text:p>/video.mjpg</text:p>
          </table:table-cell>
          <table:table-cell table:number-columns-repeated="17"/>
          <table:table-cell office:value-type="string">
            <text:p>/config.cgi?action=add&amp;group=Motion&amp;template=motion&amp;Motion.M.Name=$Zone&amp;Motion.M.Top=$MotionTop&amp;Motion.M.Bottom=$MotionBottom&amp;Motion.M.Left=$MotionBottom,&amp;Motion.M.Right=$MotionRight</text:p>
          </table:table-cell>
          <table:table-cell table:number-columns-repeated="20"/>
        </table:table-row>
        <table:table-row table:style-name="ro1">
          <table:table-cell office:value-type="string">
            <text:p>MeritLilin</text:p>
          </table:table-cell>
          <table:table-cell table:number-columns-repeated="44"/>
        </table:table-row>
        <table:table-row table:style-name="ro1">
          <table:table-cell office:value-type="string">
            <text:p>Toshiba</text:p>
          </table:table-cell>
          <table:table-cell table:number-columns-repeated="44"/>
        </table:table-row>
      </table:table>
      <table:table table:name="IP Camera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number-columns-repeated="2" table:default-cell-style-name="Default"/>
        <table:table-column table:style-name="co1" table:number-columns-repeated="9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row table:style-name="ro3">
          <table:table-cell office:value-type="string">
            <text:p>Type</text:p>
          </table:table-cell>
          <table:table-cell office:value-type="string">
            <text:p>Manufacturer</text:p>
          </table:table-cell>
          <table:table-cell office:value-type="string">
            <text:p>Model Number</text:p>
          </table:table-cell>
          <table:table-cell office:value-type="string">
            <text:p>Compression</text:p>
          </table:table-cell>
          <table:table-cell office:value-type="string">
            <text:p>SupportedResolutions</text:p>
          </table:table-cell>
          <table:table-cell office:value-type="string">
            <text:p>Channels</text:p>
          </table:table-cell>
          <table:table-cell office:value-type="string">
            <text:p>BitRate</text:p>
          </table:table-cell>
          <table:table-cell office:value-type="string">
            <text:p>SDKVersion</text:p>
          </table:table-cell>
          <table:table-cell office:value-type="string">
            <text:p>APISetMotionDetection</text:p>
          </table:table-cell>
          <table:table-cell office:value-type="string">
            <text:p>VideoModes</text:p>
          </table:table-cell>
          <table:table-cell/>
          <table:table-cell office:value-type="string">
            <text:p>TitleCharcters</text:p>
          </table:table-cell>
          <table:table-cell office:value-type="string">
            <text:p>AudioIn</text:p>
          </table:table-cell>
          <table:table-cell office:value-type="string">
            <text:p>AudioOut</text:p>
          </table:table-cell>
          <table:table-cell office:value-type="string">
            <text:p>AlarmIn</text:p>
          </table:table-cell>
          <table:table-cell office:value-type="string">
            <text:p>AlarmOut</text:p>
          </table:table-cell>
          <table:table-cell office:value-type="string">
            <text:p>Triggering</text:p>
          </table:table-cell>
          <table:table-cell office:value-type="string">
            <text:p>PT</text:p>
          </table:table-cell>
          <table:table-cell office:value-type="string">
            <text:p>PTZ</text:p>
          </table:table-cell>
          <table:table-cell office:value-type="string">
            <text:p>PT-Full360</text:p>
          </table:table-cell>
          <table:table-cell office:value-type="string">
            <text:p>PTZ-Presets</text:p>
          </table:table-cell>
          <table:table-cell office:value-type="string">
            <text:p>GroupPresets</text:p>
          </table:table-cell>
          <table:table-cell office:value-type="string">
            <text:p>MoveSpeed</text:p>
          </table:table-cell>
          <table:table-cell office:value-type="string">
            <text:p>ZoomSpeed</text:p>
          </table:table-cell>
          <table:table-cell office:value-type="string">
            <text:p>FocusSpeed</text:p>
          </table:table-cell>
          <table:table-cell office:value-type="string">
            <text:p>PTZTemplate</text:p>
          </table:table-cell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520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522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530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532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730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730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732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7322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651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661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662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663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1011</text:p>
          </table:table-cell>
          <table:table-cell office:value-type="string">
            <text:p>MPEG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123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1232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131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143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1432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151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001</text:p>
          </table:table-cell>
          <table:table-cell office:value-type="string">
            <text:p>MPEG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011</text:p>
          </table:table-cell>
          <table:table-cell office:value-type="string">
            <text:p>MPEG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21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31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40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41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51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601</text:p>
          </table:table-cell>
          <table:table-cell office:value-type="string">
            <text:p>MPEG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603</text:p>
          </table:table-cell>
          <table:table-cell office:value-type="string">
            <text:p>MPEG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70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703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741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751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400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4200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420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5001</text:p>
          </table:table-cell>
          <table:table-cell office:value-type="string">
            <text:p>MPEG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560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561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571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820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821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851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123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1232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151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3001</text:p>
          </table:table-cell>
          <table:table-cell office:value-type="string">
            <text:p>MPEG4,H.26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3011</text:p>
          </table:table-cell>
          <table:table-cell office:value-type="string">
            <text:p>MPEG4,H.26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340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341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351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4101</text:p>
          </table:table-cell>
          <table:table-cell office:value-type="string">
            <text:p>MPEG4,H.26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430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741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430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5001</text:p>
          </table:table-cell>
          <table:table-cell office:value-type="string">
            <text:p>MPEG4,H.26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5311</text:p>
          </table:table-cell>
          <table:table-cell office:value-type="string">
            <text:p>MPEG4,H.264</text:p>
          </table:table-cell>
          <table:table-cell office:value-type="string">
            <text:p>1280x960-15FPS,1280x720-3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5312</text:p>
          </table:table-cell>
          <table:table-cell office:value-type="string">
            <text:p>MPEG4,H.264</text:p>
          </table:table-cell>
          <table:table-cell office:value-type="string">
            <text:p>1280x960-15FPS,1280x720-3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560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561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7011</text:p>
          </table:table-cell>
          <table:table-cell office:value-type="string">
            <text:p>MPEG4,H.26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741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781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SED-212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SED-214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SED-261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ACD-210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ACD-2100T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ACD-220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ACD-230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ACD-240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6">
            <text:p>16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ACD-310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ACD-2000Q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ACD-2000QT</text:p>
          </table:table-cell>
          <table:table-cell office:value-type="string">
            <text:p>MPEG4,H.264</text:p>
          </table:table-cell>
          <table:table-cell office:value-type="string">
            <text:p>720x480-30FPS,352x240-30FPS,160x112-30FPS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TCD-2100</text:p>
          </table:table-cell>
          <table:table-cell office:value-type="string">
            <text:p>MPEG4,H.26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TCD-250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09FD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09FD-R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09MFD</text:p>
          </table:table-cell>
          <table:table-cell office:value-type="string">
            <text:p>MPEG4,MJPEG</text:p>
          </table:table-cell>
          <table:table-cell office:value-type="string">
            <text:p>1280x1024-12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09MFD-R</text:p>
          </table:table-cell>
          <table:table-cell office:value-type="string">
            <text:p>MPEG4,MJPEG</text:p>
          </table:table-cell>
          <table:table-cell office:value-type="string">
            <text:p>1280x1024-12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M3011</text:p>
          </table:table-cell>
          <table:table-cell office:value-type="string">
            <text:p>MPEG4,H264,MJPEG</text:p>
          </table:table-cell>
          <table:table-cell office:value-type="string">
            <text:p>1280x800-30FPS,1280x72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M3014</text:p>
          </table:table-cell>
          <table:table-cell office:value-type="string">
            <text:p>MPEG4,H264,MJPEG</text:p>
          </table:table-cell>
          <table:table-cell office:value-type="string">
            <text:p>1280x800-30FPS,1280x72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6FD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6FD-V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3301</text:p>
          </table:table-cell>
          <table:table-cell office:value-type="string">
            <text:p>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3301-V</text:p>
          </table:table-cell>
          <table:table-cell office:value-type="string">
            <text:p>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6MFD</text:p>
          </table:table-cell>
          <table:table-cell office:value-type="string">
            <text:p>MPEG4,MJPEG</text:p>
          </table:table-cell>
          <table:table-cell office:value-type="string">
            <text:p>1280x1024-12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6MFD-V</text:p>
          </table:table-cell>
          <table:table-cell office:value-type="string">
            <text:p>MPEG4,MJPEG</text:p>
          </table:table-cell>
          <table:table-cell office:value-type="string">
            <text:p>1280x1024-12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25FD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3343</text:p>
          </table:table-cell>
          <table:table-cell office:value-type="string">
            <text:p>H264,MJPEG</text:p>
          </table:table-cell>
          <table:table-cell office:value-type="string">
            <text:p>800x60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3343-V</text:p>
          </table:table-cell>
          <table:table-cell office:value-type="string">
            <text:p>H264,MJPEG</text:p>
          </table:table-cell>
          <table:table-cell office:value-type="string">
            <text:p>1280x800-30FPS,1280x72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3344</text:p>
          </table:table-cell>
          <table:table-cell office:value-type="string">
            <text:p>H264,MJPEG</text:p>
          </table:table-cell>
          <table:table-cell office:value-type="string">
            <text:p>1280x800-30FPS,1280x72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3344-V</text:p>
          </table:table-cell>
          <table:table-cell office:value-type="string">
            <text:p>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3343-VE</text:p>
          </table:table-cell>
          <table:table-cell office:value-type="string">
            <text:p>H264,MJPEG</text:p>
          </table:table-cell>
          <table:table-cell office:value-type="string">
            <text:p>1280x800-30FPS,1280x720-30FPS,800x60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3344-VE</text:p>
          </table:table-cell>
          <table:table-cell office:value-type="string">
            <text:p>H264,MJPEG</text:p>
          </table:table-cell>
          <table:table-cell office:value-type="string">
            <text:p>1280x800-30FPS,1280x720-30FPS,800x60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07W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07MW</text:p>
          </table:table-cell>
          <table:table-cell office:value-type="string">
            <text:p>MPEG4,MJPEG</text:p>
          </table:table-cell>
          <table:table-cell office:value-type="string">
            <text:p>1280x1024-12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M1011</text:p>
          </table:table-cell>
          <table:table-cell office:value-type="string">
            <text:p>MPEG4,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M1011-W</text:p>
          </table:table-cell>
          <table:table-cell office:value-type="string">
            <text:p>MPEG4,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M1031</text:p>
          </table:table-cell>
          <table:table-cell office:value-type="string">
            <text:p>MPEG4,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M1031-W</text:p>
          </table:table-cell>
          <table:table-cell office:value-type="string">
            <text:p>MPEG4,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float" office:value="210">
            <text:p>210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0A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1311</text:p>
          </table:table-cell>
          <table:table-cell office:value-type="string">
            <text:p>MPEG4,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float" office:value="211">
            <text:p>211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1A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1W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1M</text:p>
          </table:table-cell>
          <table:table-cell office:value-type="string">
            <text:p>MPEG4,MJPEG</text:p>
          </table:table-cell>
          <table:table-cell office:value-type="string">
            <text:p>1280x1024-12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float" office:value="221">
            <text:p>221</text:p>
          </table:table-cell>
          <table:table-cell office:value-type="string">
            <text:p>MPEG4,MJPEG</text:p>
          </table:table-cell>
          <table:table-cell office:value-type="string">
            <text:p>640x480-45FPS,480x360-6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1343</text:p>
          </table:table-cell>
          <table:table-cell office:value-type="string">
            <text:p>H264,MJPEG</text:p>
          </table:table-cell>
          <table:table-cell office:value-type="string">
            <text:p>800x60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1344</text:p>
          </table:table-cell>
          <table:table-cell office:value-type="string">
            <text:p>H264,MJPEG</text:p>
          </table:table-cell>
          <table:table-cell office:value-type="string">
            <text:p>1280x800-30FPS,1280x72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23M</text:p>
          </table:table-cell>
          <table:table-cell office:value-type="string">
            <text:p>H264,MJPEG</text:p>
          </table:table-cell>
          <table:table-cell office:value-type="string">
            <text:p>1600x1200-9FPS,1600x900-12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1346</text:p>
          </table:table-cell>
          <table:table-cell office:value-type="string">
            <text:p>H264,MJPEG</text:p>
          </table:table-cell>
          <table:table-cell office:value-type="string">
            <text:p>1920x1080-30FPS,1600x1200-30FPS,2048x1536-20FPS,1600x900-12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Q1755</text:p>
          </table:table-cell>
          <table:table-cell office:value-type="string">
            <text:p>H264,MJPEG</text:p>
          </table:table-cell>
          <table:table-cell office:value-type="string">
            <text:p>1920x1080-30FPS,1600x1200-30FPS1280x72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2PTZ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2PTZ-V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3PTZ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4PTZ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5PTZ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5PTZ-E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5534</text:p>
          </table:table-cell>
          <table:table-cell office:value-type="string">
            <text:p>H264,MJPEG</text:p>
          </table:table-cell>
          <table:table-cell office:value-type="string">
            <text:p>1280x72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32D+</text:p>
          </table:table-cell>
          <table:table-cell office:value-type="string">
            <text:p>H26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33D</text:p>
          </table:table-cell>
          <table:table-cell office:value-type="string">
            <text:p>H26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Q6032-E</text:p>
          </table:table-cell>
          <table:table-cell office:value-type="string">
            <text:p>H26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Q1910</text:p>
          </table:table-cell>
          <table:table-cell office:value-type="string">
            <text:p>H264,MJPEG</text:p>
          </table:table-cell>
          <table:table-cell office:value-type="string">
            <text:p>160x128-8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,T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Q1910-E</text:p>
          </table:table-cell>
          <table:table-cell office:value-type="string">
            <text:p>H264,MJPEG</text:p>
          </table:table-cell>
          <table:table-cell office:value-type="string">
            <text:p>160x128-8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,T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241S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M7001</text:p>
          </table:table-cell>
          <table:table-cell office:value-type="string">
            <text:p>H264,MJPEG</text:p>
          </table:table-cell>
          <table:table-cell office:value-type="string">
            <text:p>720x480-21FPS,720x288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243SA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247S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M,A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Q7401</text:p>
          </table:table-cell>
          <table:table-cell office:value-type="string">
            <text:p>H264,MJPEG</text:p>
          </table:table-cell>
          <table:table-cell office:value-type="string">
            <text:p>720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240Q</text:p>
          </table:table-cell>
          <table:table-cell office:value-type="string">
            <text:p>MJPEG</text:p>
          </table:table-cell>
          <table:table-cell office:value-type="string">
            <text:p>640x480-30FPS,320x240-30FP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241Q</text:p>
          </table:table-cell>
          <table:table-cell office:value-type="string">
            <text:p>MJPEG</text:p>
          </table:table-cell>
          <table:table-cell office:value-type="string">
            <text:p>640x480-30FPS,320x240-30FP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241QA</text:p>
          </table:table-cell>
          <table:table-cell office:value-type="string">
            <text:p>MJPEG</text:p>
          </table:table-cell>
          <table:table-cell office:value-type="string">
            <text:p>640x480-30FPS,320x240-30FP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Q7404</text:p>
          </table:table-cell>
          <table:table-cell office:value-type="string">
            <text:p>H264,MJPEG</text:p>
          </table:table-cell>
          <table:table-cell office:value-type="string">
            <text:p>720x480-30FPS,640x480-30FPS,320x240-30FP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243Q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Q7406</text:p>
          </table:table-cell>
          <table:table-cell office:value-type="string">
            <text:p>H264,MJPEG</text:p>
          </table:table-cell>
          <table:table-cell office:value-type="string">
            <text:p>720x480-30FPS,640x480-30FPS,320x240-30FPS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36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8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833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833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33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14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816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16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16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Z715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25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153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13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13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133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135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SD7313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SD7323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SD715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FD836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FD714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FD7141V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FD816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FD713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FD713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PZ711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PZ712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PZ713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PT7135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Vivotek</text:p>
          </table:table-cell>
          <table:table-cell office:value-type="string">
            <text:p>VS810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Vivotek</text:p>
          </table:table-cell>
          <table:table-cell office:value-type="string">
            <text:p>VS710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512P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512WN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522P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110W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121W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252P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312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312W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41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410W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422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422W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string">
            <text:p>1.3 Megapixel Camera</text:p>
          </table:table-cell>
          <table:table-cell office:value-type="string">
            <text:p>Arecont Vision</text:p>
          </table:table-cell>
          <table:table-cell office:value-type="string">
            <text:p>AV1300AI</text:p>
          </table:table-cell>
          <table:table-cell/>
          <table:table-cell office:value-type="string">
            <text:p>1280x1024-32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1.3 Megapixel Camera</text:p>
          </table:table-cell>
          <table:table-cell office:value-type="string">
            <text:p>Arecont Vision</text:p>
          </table:table-cell>
          <table:table-cell office:value-type="string">
            <text:p>AV1300DN</text:p>
          </table:table-cell>
          <table:table-cell/>
          <table:table-cell office:value-type="string">
            <text:p>1280x1024-32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1.3 Megapixel Camera</text:p>
          </table:table-cell>
          <table:table-cell office:value-type="string">
            <text:p>Arecont Vision</text:p>
          </table:table-cell>
          <table:table-cell office:value-type="string">
            <text:p>AV1300M</text:p>
          </table:table-cell>
          <table:table-cell/>
          <table:table-cell office:value-type="string">
            <text:p>1280x1024-32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1.3 Megapixel Camera</text:p>
          </table:table-cell>
          <table:table-cell office:value-type="string">
            <text:p>Arecont Vision</text:p>
          </table:table-cell>
          <table:table-cell office:value-type="string">
            <text:p>AV1305</text:p>
          </table:table-cell>
          <table:table-cell/>
          <table:table-cell office:value-type="string">
            <text:p>1280x1024-32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1.3 Megapixel Camera</text:p>
          </table:table-cell>
          <table:table-cell office:value-type="string">
            <text:p>Arecont Vision</text:p>
          </table:table-cell>
          <table:table-cell office:value-type="string">
            <text:p>AV1305DN</text:p>
          </table:table-cell>
          <table:table-cell/>
          <table:table-cell office:value-type="string">
            <text:p>1280x1024-32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1.3 Megapixel Camera</text:p>
          </table:table-cell>
          <table:table-cell office:value-type="string">
            <text:p>Arecont Vision</text:p>
          </table:table-cell>
          <table:table-cell office:value-type="string">
            <text:p>AV1305-AI</text:p>
          </table:table-cell>
          <table:table-cell/>
          <table:table-cell office:value-type="string">
            <text:p>1280x1024-32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1.3 Megapixel Camera</text:p>
          </table:table-cell>
          <table:table-cell office:value-type="string">
            <text:p>Arecont Vision</text:p>
          </table:table-cell>
          <table:table-cell office:value-type="string">
            <text:p>AV1355</text:p>
          </table:table-cell>
          <table:table-cell/>
          <table:table-cell office:value-type="string">
            <text:p>1280x1024-32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1.3 Megapixel Camera</text:p>
          </table:table-cell>
          <table:table-cell office:value-type="string">
            <text:p>Arecont Vision</text:p>
          </table:table-cell>
          <table:table-cell office:value-type="string">
            <text:p>AV1355DN</text:p>
          </table:table-cell>
          <table:table-cell/>
          <table:table-cell office:value-type="string">
            <text:p>1280x1024-32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2.0 Megapixel Camera</text:p>
          </table:table-cell>
          <table:table-cell office:value-type="string">
            <text:p>Arecont Vision</text:p>
          </table:table-cell>
          <table:table-cell office:value-type="string">
            <text:p>AV2100AI</text:p>
          </table:table-cell>
          <table:table-cell/>
          <table:table-cell office:value-type="string">
            <text:p>1280x1024-32FPS,1600x1200-30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2.0 Megapixel Camera</text:p>
          </table:table-cell>
          <table:table-cell office:value-type="string">
            <text:p>Arecont Vision</text:p>
          </table:table-cell>
          <table:table-cell office:value-type="string">
            <text:p>AV2100DN</text:p>
          </table:table-cell>
          <table:table-cell/>
          <table:table-cell office:value-type="string">
            <text:p>1280x1024-32FPS,1600x1200-30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2.0 Megapixel Camera</text:p>
          </table:table-cell>
          <table:table-cell office:value-type="string">
            <text:p>Arecont Vision</text:p>
          </table:table-cell>
          <table:table-cell office:value-type="string">
            <text:p>AV2100M</text:p>
          </table:table-cell>
          <table:table-cell/>
          <table:table-cell office:value-type="string">
            <text:p>1280x1024-32FPS,1600x1200-30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2.0 Megapixel Camera</text:p>
          </table:table-cell>
          <table:table-cell office:value-type="string">
            <text:p>Arecont Vision</text:p>
          </table:table-cell>
          <table:table-cell office:value-type="string">
            <text:p>AV2105</text:p>
          </table:table-cell>
          <table:table-cell/>
          <table:table-cell office:value-type="string">
            <text:p>1280x1024-32FPS,1600x1200-30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2.0 Megapixel Camera</text:p>
          </table:table-cell>
          <table:table-cell office:value-type="string">
            <text:p>Arecont Vision</text:p>
          </table:table-cell>
          <table:table-cell office:value-type="string">
            <text:p>AV2105-AI</text:p>
          </table:table-cell>
          <table:table-cell/>
          <table:table-cell office:value-type="string">
            <text:p>1280x1024-32FPS,1600x1200-30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2.0 Megapixel Camera</text:p>
          </table:table-cell>
          <table:table-cell office:value-type="string">
            <text:p>Arecont Vision</text:p>
          </table:table-cell>
          <table:table-cell office:value-type="string">
            <text:p>AV2105DN</text:p>
          </table:table-cell>
          <table:table-cell/>
          <table:table-cell office:value-type="string">
            <text:p>1280x1024-32FPS,1600x1200-30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2.0 Megapixel Camera</text:p>
          </table:table-cell>
          <table:table-cell office:value-type="string">
            <text:p>Arecont Vision</text:p>
          </table:table-cell>
          <table:table-cell office:value-type="string">
            <text:p>AV2155</text:p>
          </table:table-cell>
          <table:table-cell/>
          <table:table-cell office:value-type="string">
            <text:p>1280x1024-32FPS,1600x1200-30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2.0 Megapixel Camera</text:p>
          </table:table-cell>
          <table:table-cell office:value-type="string">
            <text:p>Arecont Vision</text:p>
          </table:table-cell>
          <table:table-cell office:value-type="string">
            <text:p>AV2155DN</text:p>
          </table:table-cell>
          <table:table-cell/>
          <table:table-cell office:value-type="string">
            <text:p>1280x1024-32FPS,1600x1200-30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00AI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00DN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00M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05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05-AI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05DN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55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55DN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30M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35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5.0 Megapixel Camera</text:p>
          </table:table-cell>
          <table:table-cell office:value-type="string">
            <text:p>Arecont Vision</text:p>
          </table:table-cell>
          <table:table-cell office:value-type="string">
            <text:p>AV5100AI</text:p>
          </table:table-cell>
          <table:table-cell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5.0 Megapixel Camera</text:p>
          </table:table-cell>
          <table:table-cell office:value-type="string">
            <text:p>Arecont Vision</text:p>
          </table:table-cell>
          <table:table-cell office:value-type="string">
            <text:p>AV5100DN</text:p>
          </table:table-cell>
          <table:table-cell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5.0 Megapixel Camera</text:p>
          </table:table-cell>
          <table:table-cell office:value-type="string">
            <text:p>Arecont Vision</text:p>
          </table:table-cell>
          <table:table-cell office:value-type="string">
            <text:p>AV5100M</text:p>
          </table:table-cell>
          <table:table-cell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5.0 Megapixel Camera</text:p>
          </table:table-cell>
          <table:table-cell office:value-type="string">
            <text:p>Arecont Vision</text:p>
          </table:table-cell>
          <table:table-cell office:value-type="string">
            <text:p>AV5105</text:p>
          </table:table-cell>
          <table:table-cell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5.0 Megapixel Camera</text:p>
          </table:table-cell>
          <table:table-cell office:value-type="string">
            <text:p>Arecont Vision</text:p>
          </table:table-cell>
          <table:table-cell office:value-type="string">
            <text:p>AV5155</text:p>
          </table:table-cell>
          <table:table-cell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5.0 Megapixel Camera</text:p>
          </table:table-cell>
          <table:table-cell office:value-type="string">
            <text:p>Arecont Vision</text:p>
          </table:table-cell>
          <table:table-cell office:value-type="string">
            <text:p>AV5155DN</text:p>
          </table:table-cell>
          <table:table-cell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5.0 Megapixel Camera</text:p>
          </table:table-cell>
          <table:table-cell office:value-type="string">
            <text:p>Arecont Vision</text:p>
          </table:table-cell>
          <table:table-cell office:value-type="string">
            <text:p>AV5105-AI</text:p>
          </table:table-cell>
          <table:table-cell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5.0 Megapixel Camera</text:p>
          </table:table-cell>
          <table:table-cell office:value-type="string">
            <text:p>Arecont Vision</text:p>
          </table:table-cell>
          <table:table-cell office:value-type="string">
            <text:p>AV5105DN</text:p>
          </table:table-cell>
          <table:table-cell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600/E</text:p>
          </table:table-cell>
          <table:table-cell office:value-type="string">
            <text:p>H264,MJPEG</text:p>
          </table:table-cell>
          <table:table-cell office:value-type="string">
            <text:p>1600x1200-15FPS,1280x720-30FPS,800x600-30FPS,640x480-30FPS,320x240-30FPS</text:p>
          </table:table-cell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Wireless Camera</text:p>
          </table:table-cell>
          <table:table-cell office:value-type="string">
            <text:p>Pixord</text:p>
          </table:table-cell>
          <table:table-cell office:value-type="string">
            <text:p>P606W/POE</text:p>
          </table:table-cell>
          <table:table-cell office:value-type="string">
            <text:p>H264,MJPEG</text:p>
          </table:table-cell>
          <table:table-cell office:value-type="string">
            <text:p>1600x1200-15FPS,1280x720-30FPS,800x600-30FPS,640x480-30FPS,320x240-30FPS</text:p>
          </table:table-cell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Wireless Camera</text:p>
          </table:table-cell>
          <table:table-cell office:value-type="string">
            <text:p>Pixord</text:p>
          </table:table-cell>
          <table:table-cell office:value-type="string">
            <text:p>PB630W/POE</text:p>
          </table:table-cell>
          <table:table-cell office:value-type="string">
            <text:p>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15M</text:p>
          </table:table-cell>
          <table:table-cell office:value-type="string">
            <text:p>MPEG4,MJPEG</text:p>
          </table:table-cell>
          <table:table-cell office:value-type="string">
            <text:p>1280x1024-10FPS,640x480-30FPS,320x240-30FPS,160x120-30FPS</text:p>
          </table:table-cell>
          <table:table-cell office:value-type="float" office:value="1">
            <text:p>1</text:p>
          </table:table-cell>
          <table:table-cell office:value-type="string">
            <text:p>32kbit-2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Wireless Camera</text:p>
          </table:table-cell>
          <table:table-cell office:value-type="string">
            <text:p>Pixord</text:p>
          </table:table-cell>
          <table:table-cell office:value-type="string">
            <text:p>P-416W</text:p>
          </table:table-cell>
          <table:table-cell office:value-type="string">
            <text:p>MPEG4,MJPEG</text:p>
          </table:table-cell>
          <table:table-cell office:value-type="string">
            <text:p>720x480-30FPS,704x480-30FPS,352x240-30FPS,176x120-30FPS</text:p>
          </table:table-cell>
          <table:table-cell office:value-type="float" office:value="1">
            <text:p>1</text:p>
          </table:table-cell>
          <table:table-cell office:value-type="string">
            <text:p>32kbit-4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13</text:p>
          </table:table-cell>
          <table:table-cell office:value-type="string">
            <text:p>MPEG4,MJPEG</text:p>
          </table:table-cell>
          <table:table-cell office:value-type="string">
            <text:p>720x480-30FPS,352x240-30FPS,176x112-30FPS</text:p>
          </table:table-cell>
          <table:table-cell office:value-type="float" office:value="1">
            <text:p>1</text:p>
          </table:table-cell>
          <table:table-cell office:value-type="string">
            <text:p>64kbit-4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Wireless Camera</text:p>
          </table:table-cell>
          <table:table-cell office:value-type="string">
            <text:p>Pixord</text:p>
          </table:table-cell>
          <table:table-cell office:value-type="string">
            <text:p>P-400W/POE</text:p>
          </table:table-cell>
          <table:table-cell office:value-type="string">
            <text:p>MPEG4,MJPEG</text:p>
          </table:table-cell>
          <table:table-cell office:value-type="string">
            <text:p>720x480-30FPS,352x240-30FPS,176x112-30FPS</text:p>
          </table:table-cell>
          <table:table-cell office:value-type="float" office:value="1">
            <text:p>1</text:p>
          </table:table-cell>
          <table:table-cell office:value-type="string">
            <text:p>16kbit-4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26/POE</text:p>
          </table:table-cell>
          <table:table-cell table:number-columns-repeated="2"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12</text:p>
          </table:table-cell>
          <table:table-cell office:value-type="string">
            <text:p>MPEG4,MJPEG</text:p>
          </table:table-cell>
          <table:table-cell office:value-type="string">
            <text:p>720x480-30FPS,352x240-30FPS,176x112-30FPS</text:p>
          </table:table-cell>
          <table:table-cell office:value-type="float" office:value="1">
            <text:p>1</text:p>
          </table:table-cell>
          <table:table-cell office:value-type="string">
            <text:p>??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Wireless Camera</text:p>
          </table:table-cell>
          <table:table-cell office:value-type="string">
            <text:p>Pixord</text:p>
          </table:table-cell>
          <table:table-cell office:value-type="string">
            <text:p>P-405W</text:p>
          </table:table-cell>
          <table:table-cell office:value-type="string">
            <text:p>MPEG4,MJPEG</text:p>
          </table:table-cell>
          <table:table-cell office:value-type="string">
            <text:p>640x480-30FPS,352x240-30FPS,160x12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L621</text:p>
          </table:table-cell>
          <table:table-cell office:value-type="string">
            <text:p>H264,MJPEG</text:p>
          </table:table-cell>
          <table:table-cell office:value-type="string">
            <text:p>1600x1200-15FPS,1280x720-30FPS,800x600-30FPS,640x480-30FPS,320x240-30FPS</text:p>
          </table:table-cell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23</text:p>
          </table:table-cell>
          <table:table-cell table:number-columns-repeated="2"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28</text:p>
          </table:table-cell>
          <table:table-cell table:number-columns-repeated="2"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65</text:p>
          </table:table-cell>
          <table:table-cell office:value-type="string">
            <text:p>MPEG4,MJPEG</text:p>
          </table:table-cell>
          <table:table-cell office:value-type="string">
            <text:p>720x480-30FPS,352x240-30FPS,176x112-30FPS</text:p>
          </table:table-cell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63T</text:p>
          </table:table-cell>
          <table:table-cell office:value-type="string">
            <text:p>MPEG4,MJPEG</text:p>
          </table:table-cell>
          <table:table-cell office:value-type="string">
            <text:p>720x480-30FPS,352x240-30FPS,176x112-30FPS</text:p>
          </table:table-cell>
          <table:table-cell office:value-type="float" office:value="1">
            <text:p>1</text:p>
          </table:table-cell>
          <table:table-cell office:value-type="string">
            <text:p>64kbit-4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Wireless Camera</text:p>
          </table:table-cell>
          <table:table-cell office:value-type="string">
            <text:p>Pixord</text:p>
          </table:table-cell>
          <table:table-cell office:value-type="string">
            <text:p>P-463DW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63</text:p>
          </table:table-cell>
          <table:table-cell table:number-columns-repeated="2"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Pixord</text:p>
          </table:table-cell>
          <table:table-cell office:value-type="string">
            <text:p>P-1401W</text:p>
          </table:table-cell>
          <table:table-cell office:value-type="string">
            <text:p>MPEG4,MJPEG</text:p>
          </table:table-cell>
          <table:table-cell office:value-type="string">
            <text:p>720x480-30FPS,352x240-30FPS,176x112-30FPS</text:p>
          </table:table-cell>
          <table:table-cell office:value-type="string">
            <text:p>Motion?</text:p>
          </table:table-cell>
          <table:table-cell office:value-type="string">
            <text:p>16kbit-4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9"/>
        </table:table-row>
        <table:table-row table:style-name="ro4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100Ae-f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040Ce-f3</text:p>
          </table:table-cell>
          <table:table-cell office:value-type="string">
            <text:p>MJPEG,MPEG4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100Ae-f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040Ce-f3</text:p>
          </table:table-cell>
          <table:table-cell office:value-type="string">
            <text:p>MJPEG,MPEG4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100Ae-f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040Ce-f3</text:p>
          </table:table-cell>
          <table:table-cell office:value-type="string">
            <text:p>MJPEG,MPEG4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100Ae-7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040Ce-73</text:p>
          </table:table-cell>
          <table:table-cell office:value-type="string">
            <text:p>MJPEG,MPEG4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100Ae-7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040Ce-73</text:p>
          </table:table-cell>
          <table:table-cell office:value-type="string">
            <text:p>MJPEG,MPEG4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100Ae-7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040Ce-73</text:p>
          </table:table-cell>
          <table:table-cell office:value-type="string">
            <text:p>MJPEG,MPEG4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100Ap-7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040Cp-73</text:p>
          </table:table-cell>
          <table:table-cell office:value-type="string">
            <text:p>H264,MPEG4,MJPEG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040Cp-73</text:p>
          </table:table-cell>
          <table:table-cell office:value-type="string">
            <text:p>H264,MPEG4,MJPEG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100Ap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040Cp-73</text:p>
          </table:table-cell>
          <table:table-cell office:value-type="string">
            <text:p>H264,MPEG4,MJPEG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100Ap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040Cp-73</text:p>
          </table:table-cell>
          <table:table-cell office:value-type="string">
            <text:p>H264,MPEG4,MJPEG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100Ap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040Cp-73</text:p>
          </table:table-cell>
          <table:table-cell office:value-type="string">
            <text:p>H264,MPEG4,MJPEG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100Aa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040Ca-73</text:p>
          </table:table-cell>
          <table:table-cell office:value-type="string">
            <text:p>H264,MPEG4,MJPEG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100Aa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040Ca-73</text:p>
          </table:table-cell>
          <table:table-cell office:value-type="string">
            <text:p>H264,MPEG4,MJPEG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100Aa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040Ca-73</text:p>
          </table:table-cell>
          <table:table-cell office:value-type="string">
            <text:p>H264,MPEG4,MJPEG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CB-100Ae-08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CB-100Ae-08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CB-100Ae-00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CB-100Ae-00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CB-100Ap-0c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CB-100Ap-0c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CB-100Ap-04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CB-100Ap-04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B-100Ae-21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FB-100Ae-21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B-130Ae-21</text:p>
          </table:table-cell>
          <table:table-cell office:value-type="string">
            <text:p>MJPEG,MPEG4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FB-130Ae-21</text:p>
          </table:table-cell>
          <table:table-cell office:value-type="string">
            <text:p>MJPEG,MPEG4</text:p>
          </table:table-cell>
          <table:table-cell office:value-type="string">
            <text:p>1280x1024-15FPS,640x40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B-100Ap-31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FB-100Ap-31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B-130Ap-31</text:p>
          </table:table-cell>
          <table:table-cell office:value-type="string">
            <text:p>H264,MPEG4,MJPEG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FB-130Ap-31</text:p>
          </table:table-cell>
          <table:table-cell office:value-type="string">
            <text:p>H264,MPEG4,MJPEG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B-100Aa-31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FB-100Aa-31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B-130Aa-31</text:p>
          </table:table-cell>
          <table:table-cell office:value-type="string">
            <text:p>H264,MPEG4,MJPEG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FB-130Aa-31</text:p>
          </table:table-cell>
          <table:table-cell office:value-type="string">
            <text:p>H264,MPEG4,MJPEG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D-100Ae-7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D-130Ae-73</text:p>
          </table:table-cell>
          <table:table-cell office:value-type="string">
            <text:p>MJPEG,MPEG4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D-100Ap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D-130Ap-73</text:p>
          </table:table-cell>
          <table:table-cell office:value-type="string">
            <text:p>H264,MPEG4,MJPEG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D-100Aa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D-130Aa-73</text:p>
          </table:table-cell>
          <table:table-cell office:value-type="string">
            <text:p>H264,MPEG4,MJPEG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VD-100Ae-7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VD-130Ae-73</text:p>
          </table:table-cell>
          <table:table-cell office:value-type="string">
            <text:p>MJPEG,MPEG4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VD-100Ap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VD-130Ap-73</text:p>
          </table:table-cell>
          <table:table-cell office:value-type="string">
            <text:p>H264,MPEG4,MJPEG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VD-100Aa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VD-130Aa-73</text:p>
          </table:table-cell>
          <table:table-cell office:value-type="string">
            <text:p>H264,MPEG4,MJPEG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MD-100Ae-00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MD-100Ap-00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MD-100Aa-00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Brickcom</text:p>
          </table:table-cell>
          <table:table-cell office:value-type="string">
            <text:p>VS-01Ae</text:p>
          </table:table-cell>
          <table:table-cell office:value-type="string">
            <text:p>MJPEG,MPEG4</text:p>
          </table:table-cell>
          <table:table-cell office:value-type="string">
            <text:p>72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Brickcom</text:p>
          </table:table-cell>
          <table:table-cell office:value-type="string">
            <text:p>WVS-01Ae</text:p>
          </table:table-cell>
          <table:table-cell office:value-type="string">
            <text:p>MJPEG,MPEG4</text:p>
          </table:table-cell>
          <table:table-cell office:value-type="string">
            <text:p>72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Brickcom</text:p>
          </table:table-cell>
          <table:table-cell office:value-type="string">
            <text:p>VS-01Ap</text:p>
          </table:table-cell>
          <table:table-cell office:value-type="string">
            <text:p>H264,MPEG4,MJPEG</text:p>
          </table:table-cell>
          <table:table-cell office:value-type="string">
            <text:p>72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Brickcom</text:p>
          </table:table-cell>
          <table:table-cell office:value-type="string">
            <text:p>WVS-01Ap</text:p>
          </table:table-cell>
          <table:table-cell office:value-type="string">
            <text:p>H264,MPEG4,MJPEG</text:p>
          </table:table-cell>
          <table:table-cell office:value-type="string">
            <text:p>72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Brickcom</text:p>
          </table:table-cell>
          <table:table-cell office:value-type="string">
            <text:p>VS-01Aa</text:p>
          </table:table-cell>
          <table:table-cell office:value-type="string">
            <text:p>H264,MPEG4,MJPEG</text:p>
          </table:table-cell>
          <table:table-cell office:value-type="string">
            <text:p>72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Brickcom</text:p>
          </table:table-cell>
          <table:table-cell office:value-type="string">
            <text:p>WVS-01Aa</text:p>
          </table:table-cell>
          <table:table-cell office:value-type="string">
            <text:p>H264,MPEG4,MJPEG</text:p>
          </table:table-cell>
          <table:table-cell office:value-type="string">
            <text:p>72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CS50N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,160x120-30FP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F50N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,160x120-30FP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F80N</text:p>
          </table:table-cell>
          <table:table-cell office:value-type="string">
            <text:p>MPEG4,MJPEG</text:p>
          </table:table-cell>
          <table:table-cell table:style-name="ce1" office:value-type="string">
            <text:p>704x480-30FPS,640x480-30FPS,320x240-30FPS,160x120-30FP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F85N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,160x120-30FP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Z50N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,160x120-30FP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X530N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,160x120-30FP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X550N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,160x120-30FP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X570N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,160x120-30FP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S10</text:p>
          </table:table-cell>
          <table:table-cell office:value-type="string">
            <text:p>MPEG4,MJPEG</text:p>
          </table:table-cell>
          <table:table-cell office:value-type="string">
            <text:p>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S60</text:p>
          </table:table-cell>
          <table:table-cell office:value-type="string">
            <text:p>MPEG4,MJPEG</text:p>
          </table:table-cell>
          <table:table-cell office:value-type="string">
            <text:p>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CS20</text:p>
          </table:table-cell>
          <table:table-cell office:value-type="string">
            <text:p>MPEG4,MJPEG</text:p>
          </table:table-cell>
          <table:table-cell office:value-type="string">
            <text:p>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M110</text:p>
          </table:table-cell>
          <table:table-cell office:value-type="string">
            <text:p>MPEG4,MJPEG</text:p>
          </table:table-cell>
          <table:table-cell office:value-type="string">
            <text:p>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M160</text:p>
          </table:table-cell>
          <table:table-cell office:value-type="string">
            <text:p>MPEG4,MJPEG</text:p>
          </table:table-cell>
          <table:table-cell office:value-type="string">
            <text:p>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CM120</text:p>
          </table:table-cell>
          <table:table-cell office:value-type="string">
            <text:p>MPEG4,MJPEG</text:p>
          </table:table-cell>
          <table:table-cell office:value-type="string">
            <text:p>1280x960-15FPS,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CH140</text:p>
          </table:table-cell>
          <table:table-cell office:value-type="string">
            <text:p>MPEG4,H264,MJPEG</text:p>
          </table:table-cell>
          <table:table-cell office:value-type="string">
            <text:p>1280x1024-20FPS,1280x920-20FPS,1280x800-20FPS,1280x720-30FPS,800x480-30FPS,768x576-30FPS,640x480-30FPS,640x368-30FPS,384x288-30FPS,320x240-30FPS,320x192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H140</text:p>
          </table:table-cell>
          <table:table-cell office:value-type="string">
            <text:p>MPEG4,H264,MJPEG</text:p>
          </table:table-cell>
          <table:table-cell office:value-type="string">
            <text:p>1280x1024-20FPS,1280x920-20FPS,1280x800-20FPS,1280x720-30FPS,800x480-30FPS,768x576-30FPS,640x480-30FPS,640x368-30FPS,384x288-30FPS,320x240-30FPS,320x192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H180</text:p>
          </table:table-cell>
          <table:table-cell office:value-type="string">
            <text:p>MPEG4,H264,MJPEG</text:p>
          </table:table-cell>
          <table:table-cell office:value-type="string">
            <text:p>1280x1024-20FPS,1280x920-20FPS,1280x800-20FPS,1280x720-30FPS,800x480-30FPS,768x576-30FPS,640x480-30FPS,640x368-30FPS,384x288-30FPS,320x240-30FPS,320x192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H240</text:p>
          </table:table-cell>
          <table:table-cell office:value-type="string">
            <text:p>H264,MJPEG</text:p>
          </table:table-cell>
          <table:table-cell office:value-type="string">
            <text:p>1920x1440-20FPS,1600x1200-30FPS,1680x1056-30FPS,1920x1080-30FPS,1440x912-30FPS,1280x920-30FPS,1280x800-30FPS,1280x720-30FPS,800x480-30FPS,768x576-30FPS,640x480-30FPS,640x368-30FPS,384x288-30FPS,320x240-30FPS,320x192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CH240</text:p>
          </table:table-cell>
          <table:table-cell office:value-type="string">
            <text:p>H264,MJPEG</text:p>
          </table:table-cell>
          <table:table-cell office:value-type="string">
            <text:p>1920x1440-20FPS,1600x1200-30FPS,1680x1056-30FPS,1920x1080-30FPS,1440x912-30FPS,1280x920-30FPS,1280x800-30FPS,1280x720-30FPS,800x480-30FPS,768x576-30FPS,640x480-30FPS,640x368-30FPS,384x288-30FPS,320x240-30FPS,320x192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H124</text:p>
          </table:table-cell>
          <table:table-cell office:value-type="string">
            <text:p>MPEG4,H264,MJPEG</text:p>
          </table:table-cell>
          <table:table-cell office:value-type="string">
            <text:p>1280x1024-30FPS,1280x576-30FPS,800x480-30FPS,640x480-30FPS,640x368-30FPS,384x288-30FPS,320x240-30FPS,320x192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H164</text:p>
          </table:table-cell>
          <table:table-cell office:value-type="string">
            <text:p>MPEG4,H264,MJPEG</text:p>
          </table:table-cell>
          <table:table-cell office:value-type="string">
            <text:p>1280x1024-30FPS,1280x576-30FPS,800x480-30FPS,640x480-30FPS,640x368-30FPS,384x288-30FPS,320x240-30FPS,320x192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S44N</text:p>
          </table:table-cell>
          <table:table-cell office:value-type="string">
            <text:p>MPEG4,H264,MJPEG</text:p>
          </table:table-cell>
          <table:table-cell office:value-type="string">
            <text:p>720x480-30FPS,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S46N</text:p>
          </table:table-cell>
          <table:table-cell office:value-type="string">
            <text:p>MPEG4,H264,MJPEG</text:p>
          </table:table-cell>
          <table:table-cell office:value-type="string">
            <text:p>720x480-30FPS,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S84N</text:p>
          </table:table-cell>
          <table:table-cell office:value-type="string">
            <text:p>MPEG4,H264,MJPEG</text:p>
          </table:table-cell>
          <table:table-cell office:value-type="string">
            <text:p>720x480-30FPS,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S86N</text:p>
          </table:table-cell>
          <table:table-cell office:value-type="string">
            <text:p>MPEG4,H264,MJPEG</text:p>
          </table:table-cell>
          <table:table-cell office:value-type="string">
            <text:p>720x480-30FPS,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style-name="ce3" office:value-type="float" office:value="64">
            <text:p>64</text:p>
          </table:table-cell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Sony</text:p>
          </table:table-cell>
          <table:table-cell office:value-type="string">
            <text:p>SNT-EP104</text:p>
          </table:table-cell>
          <table:table-cell office:value-type="string">
            <text:p>MPEG4,H264,MJPEG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Sony</text:p>
          </table:table-cell>
          <table:table-cell office:value-type="string">
            <text:p>SNT-EP154</text:p>
          </table:table-cell>
          <table:table-cell office:value-type="string">
            <text:p>MPEG4,H264,MJPEG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Sony</text:p>
          </table:table-cell>
          <table:table-cell office:value-type="string">
            <text:p>SNT-EX101</text:p>
          </table:table-cell>
          <table:table-cell office:value-type="string">
            <text:p>MPEG4,H264,MJPEG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Sony</text:p>
          </table:table-cell>
          <table:table-cell office:value-type="string">
            <text:p>SNT-EX101E</text:p>
          </table:table-cell>
          <table:table-cell office:value-type="string">
            <text:p>MPEG4,H264,MJPEG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Sony</text:p>
          </table:table-cell>
          <table:table-cell office:value-type="string">
            <text:p>SNT-EX104</text:p>
          </table:table-cell>
          <table:table-cell office:value-type="string">
            <text:p>MPEG4,H264,MJPEG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Sony</text:p>
          </table:table-cell>
          <table:table-cell office:value-type="string">
            <text:p>SNT-EX154</text:p>
          </table:table-cell>
          <table:table-cell office:value-type="string">
            <text:p>MPEG4,H264,MJPEG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1" table:number-rows-repeated="186">
          <table:table-cell table:number-columns-repeated="26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number-rows-repeated="65010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RANGES AND VALUES" table:style-name="ta1" table:print="false">
        <table:table-column table:style-name="co1" table:default-cell-style-name="ce4"/>
        <table:table-column table:style-name="co16" table:default-cell-style-name="ce4"/>
        <table:table-column table:style-name="co1" table:default-cell-style-name="ce4"/>
        <table:table-column table:style-name="co17" table:default-cell-style-name="ce4"/>
        <table:table-column table:style-name="co1" table:number-columns-repeated="7" table:default-cell-style-name="ce4"/>
        <table:table-column table:style-name="co18" table:default-cell-style-name="ce4"/>
        <table:table-column table:style-name="co19" table:default-cell-style-name="ce4"/>
        <table:table-column table:style-name="co1" table:number-columns-repeated="1011" table:default-cell-style-name="ce4"/>
        <table:table-row table:style-name="ro1">
          <table:table-cell/>
          <table:table-cell office:value-type="string">
            <text:p>Probe</text:p>
          </table:table-cell>
          <table:table-cell office:value-type="string">
            <text:p>SDK</text:p>
          </table:table-cell>
          <table:table-cell office:value-type="string">
            <text:p>Codec Selection</text:p>
          </table:table-cell>
          <table:table-cell table:style-name="Default" office:value-type="string">
            <text:p>DayNightMode</text:p>
          </table:table-cell>
          <table:table-cell table:style-name="Default" office:value-type="string">
            <text:p>EnableAudio</text:p>
          </table:table-cell>
          <table:table-cell table:style-name="Default" office:value-type="string">
            <text:p>MotionSetting</text:p>
          </table:table-cell>
          <table:table-cell office:value-type="string">
            <text:p>Brightness</text:p>
          </table:table-cell>
          <table:table-cell office:value-type="string">
            <text:p>Contrast</text:p>
          </table:table-cell>
          <table:table-cell office:value-type="string">
            <text:p>Hue</text:p>
          </table:table-cell>
          <table:table-cell office:value-type="string">
            <text:p>Saturation</text:p>
          </table:table-cell>
          <table:table-cell office:value-type="string">
            <text:p>Resolution</text:p>
          </table:table-cell>
          <table:table-cell office:value-type="string">
            <text:p>WhiteBalance</text:p>
          </table:table-cell>
          <table:table-cell office:value-type="string">
            <text:p>MotionZones</text:p>
          </table:table-cell>
          <table:table-cell office:value-type="string">
            <text:p>MotionZoneRanges</text:p>
          </table:table-cell>
          <table:table-cell office:value-type="string">
            <text:p>Top</text:p>
          </table:table-cell>
          <table:table-cell office:value-type="string">
            <text:p>Bottom</text:p>
          </table:table-cell>
          <table:table-cell office:value-type="string">
            <text:p>Right</text:p>
          </table:table-cell>
          <table:table-cell office:value-type="string">
            <text:p>Left</text:p>
          </table:table-cell>
          <table:table-cell office:value-type="string">
            <text:p>MotionSensitivity1</text:p>
          </table:table-cell>
          <table:table-cell office:value-type="string">
            <text:p>MotionSensitivity2</text:p>
          </table:table-cell>
          <table:table-cell office:value-type="string">
            <text:p>MotionSensitivity3</text:p>
          </table:table-cell>
          <table:table-cell table:number-columns-repeated="1002"/>
        </table:table-row>
        <table:table-row table:style-name="ro1">
          <table:table-cell office:value-type="string">
            <text:p>Pixord</text:p>
          </table:table-cell>
          <table:table-cell/>
          <table:table-cell office:value-type="string">
            <text:p>2</text:p>
          </table:table-cell>
          <table:table-cell table:number-columns-repeated="4"/>
          <table:table-cell table:number-columns-repeated="4" office:value-type="string">
            <text:p>-100-100</text:p>
          </table:table-cell>
          <table:table-cell/>
          <table:table-cell office:value-type="string">
            <text:p>Auto,Hold,Fixed_Outdoor1,Fixed_Outdoor2,Fixed_Indoor,fixed_flour1,fixed_flour2</text:p>
          </table:table-cell>
          <table:table-cell/>
          <table:table-cell table:style-name="Default" table:number-columns-repeated="8"/>
          <table:table-cell table:number-columns-repeated="1002"/>
        </table:table-row>
        <table:table-row table:style-name="ro1">
          <table:table-cell office:value-type="string">
            <text:p>Pixord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number-columns-repeated="4" office:value-type="string">
            <text:p>0-32</text:p>
          </table:table-cell>
          <table:table-cell office:value-type="string">
            <text:p>qvga,qqvga,vga,sxga,cif,qcif,d1</text:p>
          </table:table-cell>
          <table:table-cell/>
          <table:table-cell office:value-type="string">
            <text:p>3</text:p>
          </table:table-cell>
          <table:table-cell office:value-type="string">
            <text:p>0-320</text:p>
          </table:table-cell>
          <table:table-cell office:value-type="string">
            <text:p>0-239</text:p>
          </table:table-cell>
          <table:table-cell office:value-type="string">
            <text:p>1-240</text:p>
          </table:table-cell>
          <table:table-cell office:value-type="string">
            <text:p>1-352</text:p>
          </table:table-cell>
          <table:table-cell office:value-type="string">
            <text:p>0-351</text:p>
          </table:table-cell>
          <table:table-cell table:number-columns-repeated="3" office:value-type="string">
            <text:p>1-10</text:p>
          </table:table-cell>
          <table:table-cell table:number-columns-repeated="1002"/>
        </table:table-row>
        <table:table-row table:style-name="ro1">
          <table:table-cell office:value-type="string">
            <text:p>ACTi</text:p>
          </table:table-cell>
          <table:table-cell table:number-columns-repeated="2"/>
          <table:table-cell office:value-type="string">
            <text:p>MPEG4, H264, MJPEG</text:p>
          </table:table-cell>
          <table:table-cell office:value-type="string">
            <text:p>AUTO, DAY, NIGHT</text:p>
          </table:table-cell>
          <table:table-cell office:value-type="string">
            <text:p>0, 1</text:p>
          </table:table-cell>
          <table:table-cell office:value-type="string">
            <text:p>See: git/docs/ACTi/URL%20commands_v2.2.01/UrlCmd/Mpeg4/MotionSetting.htm</text:p>
          </table:table-cell>
          <table:table-cell table:number-columns-repeated="6"/>
          <table:table-cell office:value-type="string">
            <text:p>3</text:p>
          </table:table-cell>
          <table:table-cell table:number-columns-repeated="1010"/>
        </table:table-row>
        <table:table-row table:style-name="ro1">
          <table:table-cell office:value-type="string">
            <text:p>Sony</text:p>
          </table:table-cell>
          <table:table-cell table:number-columns-repeated="1023"/>
        </table:table-row>
        <table:table-row table:style-name="ro1">
          <table:table-cell office:value-type="string">
            <text:p>ACTi</text:p>
          </table:table-cell>
          <table:table-cell office:value-type="string">
            <text:p>Firmware, Mac Address, Video Type, Serial ID, Model Number</text:p>
          </table:table-cell>
          <table:table-cell table:number-columns-repeated="1022"/>
        </table:table-row>
        <table:table-row table:style-name="ro1">
          <table:table-cell office:value-type="string">
            <text:p>Axis</text:p>
          </table:table-cell>
          <table:table-cell/>
          <table:table-cell office:value-type="string">
            <text:p>3</text:p>
          </table:table-cell>
          <table:table-cell table:number-columns-repeated="5"/>
          <table:table-cell office:value-type="string">
            <text:p>0-100</text:p>
          </table:table-cell>
          <table:table-cell table:number-columns-repeated="1015"/>
        </table:table-row>
        <table:table-row table:style-name="ro1">
          <table:table-cell office:value-type="string">
            <text:p>Axis</text:p>
          </table:table-cell>
          <table:table-cell/>
          <table:table-cell office:value-type="string">
            <text:p>2</text:p>
          </table:table-cell>
          <table:table-cell table:number-columns-repeated="5"/>
          <table:table-cell office:value-type="string">
            <text:p>N/A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Notes:</text:p>
          </table:table-cell>
          <table:table-cell table:number-columns-repeated="1022"/>
        </table:table-row>
        <table:table-row table:style-name="ro1">
          <table:table-cell office:value-type="string">
            <text:p>Axis</text:p>
          </table:table-cell>
          <table:table-cell office:value-type="string">
            <text:p>http://www.axis.com/techsup/cam_servers/dev/cam_http_api.php#api_blocks_motion_detection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recont</text:p>
          </table:table-cell>
          <table:table-cell/>
          <table:table-cell office:value-type="string">
            <text:p>Model: </text:p>
          </table:table-cell>
          <table:table-cell table:number-columns-repeated="4"/>
          <table:table-cell office:value-type="string">
            <text:p>/get?model</text:p>
          </table:table-cell>
          <table:table-cell office:value-type="string">
            <text:p>Brightness: </text:p>
          </table:table-cell>
          <table:table-cell office:value-type="string">
            <text:p>/get1?brightness</text:p>
          </table:table-cell>
          <table:table-cell table:number-columns-repeated="1014"/>
        </table:table-row>
        <table:table-row table:style-name="ro1" table:number-rows-repeated="65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era" table:style-name="ta1" table:print="false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/>
          <table:table-cell office:value-type="string">
            <text:p>On Camera Motion</text:p>
          </table:table-cell>
          <table:table-cell office:value-type="string">
            <text:p>Notificaiton</text:p>
          </table:table-cell>
        </table:table-row>
        <table:table-row table:style-name="ro1">
          <table:table-cell office:value-type="string">
            <text:p>ACTi</text:p>
          </table:table-cell>
          <table:table-cell office:value-type="string">
            <text:p>Yes</text:p>
          </table:table-cell>
          <table:table-cell office:value-type="string">
            <text:p>TCP</text:p>
          </table:table-cell>
        </table:table-row>
        <table:table-row table:style-name="ro1">
          <table:table-cell office:value-type="string">
            <text:p>Axis</text:p>
          </table:table-cell>
          <table:table-cell office:value-type="string">
            <text:p>Yes</text:p>
          </table:table-cell>
          <table:table-cell office:value-type="string">
            <text:p>TCP</text:p>
          </table:table-cell>
        </table:table-row>
        <table:table-row table:style-name="ro1">
          <table:table-cell office:value-type="string">
            <text:p>Pixord</text:p>
          </table:table-cell>
          <table:table-cell/>
          <table:table-cell office:value-type="string">
            <text:p>TCP</text:p>
          </table:table-cell>
        </table:table-row>
        <table:table-row table:style-name="ro1">
          <table:table-cell office:value-type="string">
            <text:p>Vivotek</text:p>
          </table:table-cell>
          <table:table-cell office:value-type="string">
            <text:p>Yes</text:p>
          </table:table-cell>
          <table:table-cell office:value-type="string">
            <text:p>TCP</text:p>
          </table:table-cell>
        </table:table-row>
        <table:table-row table:style-name="ro1">
          <table:table-cell office:value-type="string">
            <text:p>Arecont Vision</text:p>
          </table:table-cell>
          <table:table-cell/>
          <table:table-cell office:value-type="string">
            <text:p>TCP</text:p>
          </table:table-cell>
        </table:table-row>
        <table:table-row table:style-name="ro1">
          <table:table-cell office:value-type="string">
            <text:p>Brickcom</text:p>
          </table:table-cell>
          <table:table-cell/>
          <table:table-cell office:value-type="string">
            <text:p>HTTP (TCP in the works)</text:p>
          </table:table-cell>
        </table:table-row>
        <table:table-row table:style-name="ro1">
          <table:table-cell office:value-type="string">
            <text:p>Merit Lilin</text:p>
          </table:table-cell>
          <table:table-cell/>
          <table:table-cell office:value-type="string">
            <text:p>EMAIL</text:p>
          </table:table-cell>
        </table:table-row>
        <table:table-row table:style-name="ro1">
          <table:table-cell office:value-type="string">
            <text:p>Vivotek</text:p>
          </table:table-cell>
          <table:table-cell/>
          <table:table-cell office:value-type="string">
            <text:p>HTT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F" svg:font-family="" style:font-family-generic="roman"/>
    <style:font-face style:name="Times-Roman" svg:font-family="Times-Roman" style:font-family-generic="roman"/>
    <style:font-face style:name="新細明體" svg:font-family="新細明體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text>$</number:text>
      <number:number number:decimal-places="0" number:min-integer-digits="1" number:grouping="true"/>
    </number:number-style>
    <number:number-style style:name="N144P0" style:volatile="true">
      <number:text>$</number:text>
      <number:number number:decimal-places="0" number:min-integer-digits="1" number:grouping="true"/>
    </number:number-style>
    <number:number-style style:name="N144">
      <number:text>-$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</number:number-style>
    <number:number-style style:name="N145">
      <style:text-properties fo:color="#ff0000"/>
      <number:text>-$</number:text>
      <number:number number:decimal-places="0" number:min-integer-digits="1" number:grouping="true"/>
      <style:map style:condition="value()&gt;=0" style:apply-style-name="N145P0"/>
    </number:number-style>
    <number:number-style style:name="N146">
      <number:text>$</number:text>
      <number:number number:decimal-places="2" number:min-integer-digits="1" number:grouping="true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-$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</number:number-style>
    <number:number-style style:name="N148">
      <style:text-properties fo:color="#ff0000"/>
      <number:text>-$</number:text>
      <number:number number:decimal-places="2" number:min-integer-digits="1" number:grouping="true"/>
      <style:map style:condition="value()&gt;=0" style:apply-style-name="N148P0"/>
    </number:number-style>
    <number:number-style style:name="N150P0" style:volatile="true">
      <number:text>US$</number:text>
      <number:number number:decimal-places="0" number:min-integer-digits="1" number:grouping="true"/>
      <number:text> </number:text>
    </number:number-style>
    <number:number-style style:name="N150">
      <number:text>(US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US$</number:text>
      <number:number number:decimal-places="0" number:min-integer-digits="1" number:grouping="true"/>
      <number:text> </number:text>
    </number:number-style>
    <number:number-style style:name="N151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US$</number:text>
      <number:number number:decimal-places="2" number:min-integer-digits="1" number:grouping="true"/>
      <number:text> </number:text>
    </number:number-style>
    <number:number-style style:name="N153">
      <number:text>(US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2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 $</number:text>
      <number:number number:decimal-places="0" number:min-integer-digits="1" number:grouping="true"/>
      <number:text> </number:text>
    </number:number-style>
    <number:number-style style:name="N158P1" style:volatile="true">
      <number:text>-$</number:text>
      <number:number number:decimal-places="0" number:min-integer-digits="1" number:grouping="true"/>
      <number:text> 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-$</number:text>
      <number:number number:decimal-places="2" number:min-integer-digits="1" number:grouping="true"/>
      <number:text> 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HK$</number:text>
      <number:number number:decimal-places="0" number:min-integer-digits="1" number:grouping="true"/>
      <number:text> </number:text>
    </number:number-style>
    <number:number-style style:name="N164">
      <number:text>(HK$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HK$</number:text>
      <number:number number:decimal-places="0" number:min-integer-digits="1" number:grouping="true"/>
      <number:text> </number:text>
    </number:number-style>
    <number:number-style style:name="N165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HK$</number:text>
      <number:number number:decimal-places="2" number:min-integer-digits="1" number:grouping="true"/>
      <number:text> </number:text>
    </number:number-style>
    <number:number-style style:name="N167">
      <number:text>(HK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HK$</number:text>
      <number:number number:decimal-places="2" number:min-integer-digits="1" number:grouping="true"/>
      <number:text> </number:text>
    </number:number-style>
    <number:number-style style:name="N168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72P0" style:volatile="true">
      <number:text> HK$</number:text>
      <number:number number:decimal-places="0" number:min-integer-digits="1" number:grouping="true"/>
      <number:text> </number:text>
    </number:number-style>
    <number:number-style style:name="N172P1" style:volatile="true">
      <number:text> HK$(</number:text>
      <number:number number:decimal-places="0" number:min-integer-digits="1" number:grouping="true"/>
      <number:text>)</number:text>
    </number:number-style>
    <number:number-style style:name="N172P2" style:volatile="true">
      <number:text> HK$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HK$</number:text>
      <number:number number:decimal-places="2" number:min-integer-digits="1" number:grouping="true"/>
      <number:text> </number:text>
    </number:number-style>
    <number:number-style style:name="N176P1" style:volatile="true">
      <number:text> HK$(</number:text>
      <number:number number:decimal-places="2" number:min-integer-digits="1" number:grouping="true"/>
      <number:text>)</number:text>
    </number:number-style>
    <number:number-style style:name="N176P2" style:volatile="true">
      <number:text> HK$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Yes</number:text>
    </number:number-style>
    <number:number-style style:name="N178P1" style:volatile="true">
      <number:text>Yes</number:text>
    </number:number-style>
    <number:number-style style:name="N178">
      <number:text>No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True</number:text>
    </number:number-style>
    <number:number-style style:name="N180P1" style:volatile="true">
      <number:text>True</number:text>
    </number:number-style>
    <number:number-style style:name="N180">
      <number:text>False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On</number:text>
    </number:number-style>
    <number:number-style style:name="N182P1" style:volatile="true">
      <number:text>On</number:text>
    </number:number-style>
    <number:number-style style:name="N182">
      <number:text>Off</number:text>
      <style:map style:condition="value()&gt;0" style:apply-style-name="N182P0"/>
      <style:map style:condition="value()&lt;0" style:apply-style-name="N182P1"/>
    </number:number-style>
    <number:date-style style:name="N183">
      <number:month/>
      <number:text>月</number:text>
      <number:day/>
      <number:text>日</number:text>
    </number:date-style>
    <number:date-style style:name="N185P0" style:volatile="true">
      <number:month/>
      <number:text>/</number:text>
      <number:day/>
    </number:date-style>
    <number:text-style style:name="N185">
      <number:text-content/>
      <style:map style:condition="value()&gt;=0" style:apply-style-name="N185P0"/>
    </number:text-style>
    <number:number-style style:name="N186">
      <number:number number:decimal-places="0" number:min-integer-digits="3"/>
    </number:number-style>
    <number:number-style style:name="N187">
      <number:text>US$</number:text>
      <number:number number:decimal-places="0" number:min-integer-digits="1" number:grouping="true"/>
    </number:number-style>
    <number:number-style style:name="N188">
      <number:text>US$</number:text>
      <number:number number:decimal-places="2" number:min-integer-digits="1" number:grouping="true"/>
    </number:number-style>
    <number:currency-style style:name="N189">
      <number:currency-symbol>USD</number:currency-symbol>
      <number:text> </number:text>
      <number:number number:decimal-places="0" number:min-integer-digits="1" number:grouping="true"/>
    </number:currency-style>
    <number:currency-style style:name="N190">
      <number:currency-symbol>USD</number:currency-symbol>
      <number:text> </number:text>
      <number:number number:decimal-places="2" number:min-integer-digits="1" number:grouping="true"/>
    </number:currency-style>
    <number:number-style style:name="N191">
      <number:text>US$</number:text>
      <number:number number:decimal-places="1" number:min-integer-digits="1" number:grouping="true"/>
    </number:number-style>
    <number:currency-style style:name="N193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193"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193P0"/>
    </number:currency-style>
    <number:currency-style style:name="N194">
      <number:currency-symbol>USD</number:currency-symbol>
      <number:text> </number:text>
      <number:number number:decimal-places="1" number:min-integer-digits="1" number:grouping="true"/>
    </number:currency-style>
    <number:currency-style style:name="N196P0" style:volatile="true">
      <number:currency-symbol>USD</number:currency-symbol>
      <number:text> </number:text>
      <number:number number:decimal-places="1" number:min-integer-digits="1" number:grouping="true"/>
      <number:text> </number:text>
    </number:currency-style>
    <number:currency-style style:name="N196">
      <number:text>(</number:text>
      <number:currency-symbol>USD</number:currency-symbol>
      <number:text> </number:text>
      <number:number number:decimal-places="1" number:min-integer-digits="1" number:grouping="true"/>
      <number:text>)</number:text>
      <style:map style:condition="value()&gt;=0" style:apply-style-name="N196P0"/>
    </number:currency-style>
    <number:currency-style style:name="N198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98">
      <number:text>(</number:text>
      <number:currency-symbol>USD</number:currency-symbol>
      <number:text> </number:text>
      <number:number number:decimal-places="2" number:min-integer-digits="1" number:grouping="true"/>
      <number:text>)</number:text>
      <style:map style:condition="value()&gt;=0" style:apply-style-name="N198P0"/>
    </number:currency-style>
    <number:time-style style:name="N199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新細明體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3">06/03/2011</text:date>, <text:time>14:5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urtis Hall</meta:initial-creator>
    <meta:creation-date>2010-05-25T12:28:56</meta:creation-date>
    <dc:date>2011-06-03T08:58:28</dc:date>
    <dc:creator>Curtis Hall</dc:creator>
    <meta:editing-duration>PT736H10M19S</meta:editing-duration>
    <meta:editing-cycles>28</meta:editing-cycles>
    <meta:generator>OpenOffice.org/3.2$Unix OpenOffice.org_project/320m18$Build-9502</meta:generator>
    <meta:document-statistic meta:table-count="5" meta:cell-count="4359" meta:object-count="0"/>
    <meta:user-defined meta:name=""/>
  </office:meta>
</office:document-meta>
</file>